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left="-0.019cm" fo:margin-right="0.019cm" table:align="margins" style:shadow="none"/>
    </style:style>
    <style:style style:name="Table2.A" style:family="table-column">
      <style:table-column-properties style:column-width="1.924cm" style:rel-column-width="1091*"/>
    </style:style>
    <style:style style:name="Table2.B" style:family="table-column">
      <style:table-column-properties style:column-width="1.409cm" style:rel-column-width="799*"/>
    </style:style>
    <style:style style:name="Table2.D" style:family="table-column">
      <style:table-column-properties style:column-width="3.26cm" style:rel-column-width="1848*"/>
    </style:style>
    <style:style style:name="Table2.E" style:family="table-column">
      <style:table-column-properties style:column-width="8.998cm" style:rel-column-width="5101*"/>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hadow="none"/>
    </style:style>
    <style:style style:name="Table10.A" style:family="table-column">
      <style:table-column-properties style:column-width="1.826cm" style:rel-column-width="7056*"/>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693cm" style:rel-column-width="6545*"/>
    </style:style>
    <style:style style:name="Table10.G" style:family="table-column">
      <style:table-column-properties style:column-width="8.594cm" style:rel-column-width="33220*"/>
    </style:style>
    <style:style style:name="Table10.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G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0.A2" style:family="table-cell">
      <style:table-cell-properties fo:background-color="#e6e6e6" style:border-line-width-bottom="0.002cm 0.088cm 0.002cm" fo:padding="0.097cm" fo:border-left="0.002cm solid #000000" fo:border-right="none" fo:border-top="none" fo:border-bottom="0.092cm double #000000">
        <style:background-image/>
      </style:table-cell-properties>
    </style:style>
    <style:style style:name="Table10.G2" style:family="table-cell">
      <style:table-cell-properties fo:background-color="#e6e6e6" style:border-line-width-bottom="0.002cm 0.088cm 0.002cm" fo:padding="0.097cm" fo:border-left="0.002cm solid #000000" fo:border-right="0.002cm solid #000000" fo:border-top="none" fo:border-bottom="0.092cm double #000000">
        <style:background-image/>
      </style:table-cell-properties>
    </style:style>
    <style:style style:name="Table10.A3" style:family="table-cell">
      <style:table-cell-properties style:border-line-width-right="0.002cm 0.088cm 0.002cm" fo:padding="0.097cm" fo:border-left="0.002cm solid #000000" fo:border-right="0.092cm double #000000" fo:border-top="none" fo:border-bottom="0.002cm solid #000000"/>
    </style:style>
    <style:style style:name="Table10.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E3"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10.F3" style:family="table-cell">
      <style:table-cell-properties fo:padding="0.097cm" fo:border-left="0.002cm solid #000000" fo:border-right="none" fo:border-top="none" fo:border-bottom="0.002cm solid #000000"/>
    </style:style>
    <style:style style:name="Table10.G3"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fo:padding="0.097cm" fo:border-left="0.002cm solid #000000" fo:border-right="none" fo:border-top="none" fo:border-bottom="0.002cm solid #000000"/>
    </style:style>
    <style:style style:name="Table10.C5" style:family="table-cell" style:data-style-name="N0">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10.B10" style:family="table-cell">
      <style:table-cell-properties fo:background-color="#e6e6e6" fo:padding="0.097cm" fo:border-left="0.002cm solid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7cm" style:rel-column-width="6948*"/>
    </style:style>
    <style:style style:name="Table9.B" style:family="table-column">
      <style:table-column-properties style:column-width="1.263cm" style:rel-column-width="4882*"/>
    </style:style>
    <style:style style:name="Table9.M" style:family="table-column">
      <style:table-column-properties style:column-width="1.263cm" style:rel-column-width="4885*"/>
    </style:style>
    <style:style style:name="Table9.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9.B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4" style:family="table-cell">
      <style:table-cell-properties style:border-line-width-right="0.002cm 0.088cm 0.002cm" fo:padding="0.097cm" fo:border-left="0.002cm solid #000000" fo:border-right="0.092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paragraph-rsid="000ef393"/>
    </style:style>
    <style:style style:name="P3" style:family="paragraph" style:parent-style-name="Table_20_Contents">
      <style:paragraph-properties fo:text-align="justify" style:justify-single-word="false"/>
      <style:text-properties officeooo:paragraph-rsid="000f9cba"/>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text-properties style:font-name="Times New Roman2"/>
    </style:style>
    <style:style style:name="P7"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8" style:family="paragraph" style:parent-style-name="Table_20_Contents">
      <style:paragraph-properties fo:text-align="end" style:justify-single-word="false"/>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Table">
      <style:paragraph-properties fo:keep-with-next="always"/>
    </style:style>
    <style:style style:name="P12" style:family="paragraph" style:parent-style-name="Text_20_body">
      <style:text-properties style:font-name="Times New Roman1"/>
    </style:style>
    <style:style style:name="P13" style:family="paragraph" style:parent-style-name="Text_20_body">
      <style:text-properties officeooo:paragraph-rsid="0013ffe2"/>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rsid="0013ffe2" officeooo:paragraph-rsid="0013ffe2"/>
    </style:style>
    <style:style style:name="P18" style:family="paragraph" style:parent-style-name="Text_20_body">
      <style:text-properties officeooo:paragraph-rsid="00169342"/>
    </style:style>
    <style:style style:name="P19" style:family="paragraph" style:parent-style-name="Text_20_body">
      <style:text-properties officeooo:paragraph-rsid="00181e69"/>
    </style:style>
    <style:style style:name="P20" style:family="paragraph" style:parent-style-name="Text_20_body">
      <style:text-properties officeooo:paragraph-rsid="001b284d"/>
    </style:style>
    <style:style style:name="P21" style:family="paragraph" style:parent-style-name="Text_20_body">
      <style:text-properties officeooo:paragraph-rsid="001cd5e0"/>
    </style:style>
    <style:style style:name="P22" style:family="paragraph" style:parent-style-name="Text_20_body">
      <style:text-properties officeooo:paragraph-rsid="001e9031"/>
    </style:style>
    <style:style style:name="P23" style:family="paragraph" style:parent-style-name="Table_20_Contents">
      <style:paragraph-properties fo:text-align="justify" style:justify-single-word="false"/>
      <style:text-properties officeooo:rsid="0004816b" officeooo:paragraph-rsid="0004816b"/>
    </style:style>
    <style:style style:name="P24" style:family="paragraph" style:parent-style-name="Table_20_Contents">
      <style:paragraph-properties fo:text-align="justify" style:justify-single-word="false"/>
      <style:text-properties officeooo:rsid="0013ffe2" officeooo:paragraph-rsid="0013ffe2"/>
    </style:style>
    <style:style style:name="P25" style:family="paragraph" style:parent-style-name="Table_20_Contents">
      <style:paragraph-properties fo:text-align="justify" style:justify-single-word="false"/>
      <style:text-properties officeooo:rsid="000f9cba" officeooo:paragraph-rsid="000f9cba"/>
    </style:style>
    <style:style style:name="P26" style:family="paragraph" style:parent-style-name="Table_20_Contents">
      <style:paragraph-properties fo:text-align="justify" style:justify-single-word="false"/>
      <style:text-properties officeooo:rsid="0014b1dc" officeooo:paragraph-rsid="0014b1dc"/>
    </style:style>
    <style:style style:name="P27" style:family="paragraph" style:parent-style-name="Table_20_Contents">
      <style:paragraph-properties fo:text-align="justify" style:justify-single-word="false"/>
      <style:text-properties officeooo:rsid="000ef393" officeooo:paragraph-rsid="000ef393"/>
    </style:style>
    <style:style style:name="P28" style:family="paragraph" style:parent-style-name="Table_20_Contents">
      <style:paragraph-properties fo:text-align="justify" style:justify-single-word="false"/>
      <style:text-properties officeooo:rsid="000ef393" officeooo:paragraph-rsid="00169342"/>
    </style:style>
    <style:style style:name="P29" style:family="paragraph" style:parent-style-name="Table_20_Contents">
      <style:paragraph-properties fo:text-align="end" style:justify-single-word="false"/>
      <style:text-properties officeooo:rsid="0010f58a"/>
    </style:style>
    <style:style style:name="P30" style:family="paragraph" style:parent-style-name="Table_20_Contents">
      <style:paragraph-properties fo:text-align="justify" style:justify-single-word="false"/>
      <style:text-properties officeooo:rsid="000ced1c" officeooo:paragraph-rsid="000ced1c"/>
    </style:style>
    <style:style style:name="P31" style:family="paragraph" style:parent-style-name="Table_20_Contents">
      <style:paragraph-properties fo:text-align="justify" style:justify-single-word="false"/>
      <style:text-properties officeooo:rsid="000ced1c" officeooo:paragraph-rsid="00169342"/>
    </style:style>
    <style:style style:name="P32" style:family="paragraph" style:parent-style-name="Table_20_Contents">
      <style:text-properties officeooo:rsid="000ced1c" officeooo:paragraph-rsid="000ced1c"/>
    </style:style>
    <style:style style:name="P33" style:family="paragraph" style:parent-style-name="Table_20_Contents">
      <style:paragraph-properties fo:text-align="justify" style:justify-single-word="false"/>
      <style:text-properties officeooo:rsid="0006527a" officeooo:paragraph-rsid="0006527a"/>
    </style:style>
    <style:style style:name="P34" style:family="paragraph" style:parent-style-name="Table_20_Contents">
      <style:paragraph-properties fo:text-align="justify" style:justify-single-word="false"/>
      <style:text-properties officeooo:rsid="000ad027" officeooo:paragraph-rsid="000ad027"/>
    </style:style>
    <style:style style:name="P35" style:family="paragraph" style:parent-style-name="Table_20_Contents">
      <style:text-properties officeooo:rsid="000ad027" officeooo:paragraph-rsid="000ad027"/>
    </style:style>
    <style:style style:name="P36" style:family="paragraph" style:parent-style-name="Table_20_Contents">
      <style:paragraph-properties fo:text-align="justify" style:justify-single-word="false"/>
      <style:text-properties officeooo:rsid="00072937" officeooo:paragraph-rsid="00072937"/>
    </style:style>
    <style:style style:name="P37" style:family="paragraph" style:parent-style-name="Table_20_Contents">
      <style:paragraph-properties fo:text-align="justify" style:justify-single-word="false"/>
      <style:text-properties officeooo:rsid="00079e60" officeooo:paragraph-rsid="00079e60"/>
    </style:style>
    <style:style style:name="P38" style:family="paragraph" style:parent-style-name="Table_20_Contents">
      <style:paragraph-properties fo:text-align="justify" style:justify-single-word="false"/>
      <style:text-properties officeooo:rsid="000c1dbe" officeooo:paragraph-rsid="000c1dbe"/>
    </style:style>
    <style:style style:name="P39" style:family="paragraph" style:parent-style-name="Table_20_Contents">
      <style:paragraph-properties fo:text-align="justify" style:justify-single-word="false"/>
      <style:text-properties officeooo:rsid="000681be" officeooo:paragraph-rsid="000681be"/>
    </style:style>
    <style:style style:name="P40" style:family="paragraph" style:parent-style-name="Table_20_Contents">
      <style:paragraph-properties fo:text-align="justify" style:justify-single-word="false"/>
      <style:text-properties officeooo:rsid="0005fc00" officeooo:paragraph-rsid="0005fc00"/>
    </style:style>
    <style:style style:name="P41" style:family="paragraph" style:parent-style-name="Table_20_Contents">
      <style:paragraph-properties fo:text-align="justify" style:justify-single-word="false"/>
      <style:text-properties style:font-name="Times New Roman2" officeooo:rsid="00072937" officeooo:paragraph-rsid="00072937"/>
    </style:style>
    <style:style style:name="P42" style:family="paragraph" style:parent-style-name="Table_20_Contents">
      <style:paragraph-properties fo:text-align="justify" style:justify-single-word="false"/>
      <style:text-properties style:font-name="Times New Roman2" officeooo:rsid="000ad027" officeooo:paragraph-rsid="000ad027"/>
    </style:style>
    <style:style style:name="P43"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44"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45" style:family="paragraph" style:parent-style-name="Table_20_Contents">
      <style:paragraph-properties fo:text-align="justify" style:justify-single-word="false"/>
      <style:text-properties officeooo:rsid="000df523" officeooo:paragraph-rsid="000df523"/>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end" style:justify-single-word="false"/>
      <style:text-properties officeooo:paragraph-rsid="00169342"/>
    </style:style>
    <style:style style:name="P48" style:family="paragraph" style:parent-style-name="Table_20_Contents">
      <style:paragraph-properties fo:text-align="justify" style:justify-single-word="false"/>
      <style:text-properties officeooo:paragraph-rsid="00169342"/>
    </style:style>
    <style:style style:name="P49" style:family="paragraph" style:parent-style-name="Table_20_Contents">
      <style:text-properties officeooo:paragraph-rsid="00181e69"/>
    </style:style>
    <style:style style:name="P50" style:family="paragraph" style:parent-style-name="Table_20_Contents">
      <style:text-properties officeooo:paragraph-rsid="001b284d"/>
    </style:style>
    <style:style style:name="P51" style:family="paragraph" style:parent-style-name="Heading_20_3">
      <style:text-properties officeooo:paragraph-rsid="001b284d"/>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1"/>
    </style:style>
    <style:style style:name="T5" style:family="text">
      <style:text-properties style:font-name="Times New Roman1" officeooo:rsid="00169342"/>
    </style:style>
    <style:style style:name="T6" style:family="text">
      <style:text-properties style:text-position="-20% 75%" style:font-size-asian="10.5pt"/>
    </style:style>
    <style:style style:name="T7" style:family="text">
      <style:text-properties officeooo:rsid="0004816b"/>
    </style:style>
    <style:style style:name="T8" style:family="text">
      <style:text-properties officeooo:rsid="000ef393"/>
    </style:style>
    <style:style style:name="T9" style:family="text">
      <style:text-properties officeooo:rsid="000f9cba"/>
    </style:style>
    <style:style style:name="T10" style:family="text">
      <style:text-properties officeooo:rsid="00124398"/>
    </style:style>
    <style:style style:name="T11" style:family="text">
      <style:text-properties officeooo:rsid="0013ffe2"/>
    </style:style>
    <style:style style:name="T12" style:family="text">
      <style:text-properties officeooo:rsid="00169342"/>
    </style:style>
    <style:style style:name="T13" style:family="text">
      <style:text-properties officeooo:rsid="00181e69"/>
    </style:style>
    <style:style style:name="T14" style:family="text">
      <style:text-properties officeooo:rsid="001b284d"/>
    </style:style>
    <style:style style:name="T15" style:family="text">
      <style:text-properties officeooo:rsid="001cd5e0"/>
    </style:style>
    <style:style style:name="T16" style:family="text">
      <style:text-properties officeooo:rsid="001e9031"/>
    </style:style>
    <style:style style:name="T17"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wire (onewire) master</text:p>
      <text:p text:style-name="P10">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text:s/>Introduction<text:tab/>1</text:p>
          <text:p text:style-name="P53">1.1 <text:s/>1-wire protocol and devices<text:tab/>1</text:p>
          <text:p text:style-name="P53">1.2 <text:s/>Features<text:tab/>1</text:p>
          <text:p text:style-name="P53">1.3 <text:s/>List of source files<text:tab/>2</text:p>
          <text:p text:style-name="P54">2 <text:s/>Verilog module parameters and ports<text:tab/>2</text:p>
          <text:p text:style-name="P53">2.1 <text:s/>Parameters<text:tab/>2</text:p>
          <text:p text:style-name="P52">2.1.1 <text:s/>Data bus width, number of wires and overdrive enable<text:tab/>2</text:p>
          <text:p text:style-name="P52">2.1.2 <text:s/>Clock divider ratio and <text:tab/>2</text:p>
          <text:p text:style-name="P53">2.2 <text:s/>Ports<text:tab/>3</text:p>
          <text:p text:style-name="P52">2.2.1 <text:s/>CPU bus interface<text:tab/>3</text:p>
          <text:p text:style-name="P52">2.2.2 <text:s/>1-wire interface<text:tab/>4</text:p>
          <text:p text:style-name="P54">3 <text:s/>Processor interface<text:tab/>5</text:p>
          <text:p text:style-name="P53">3.1 <text:s/>1-wire line multiplexing and power enable<text:tab/>5</text:p>
          <text:p text:style-name="P53">3.2 <text:s/>Status/control register<text:tab/>5</text:p>
          <text:p text:style-name="P53">3.3 <text:s/>Access sequences<text:tab/>7</text:p>
          <text:p text:style-name="P52">3.3.1 <text:s/>Polling<text:tab/>7</text:p>
          <text:p text:style-name="P55">Reset<text:tab/>7</text:p>
          <text:p text:style-name="P55">Write bit<text:tab/>7</text:p>
          <text:p text:style-name="P55">Read bit<text:tab/>7</text:p>
          <text:p text:style-name="P52">3.3.2 <text:s/>Interrupts<text:tab/>8</text:p>
          <text:p text:style-name="P54">4 <text:s/>Supported 1-wire functionality<text:tab/>8</text:p>
          <text:p text:style-name="P53">4.1 <text:s/>RTL description<text:tab/>8</text:p>
          <text:p text:style-name="P53">4.2 <text:s/>Transfer cycle timings<text:tab/>9</text:p>
          <text:p text:style-name="P54">5 <text:s/>SOPC builder integration<text:tab/>11</text:p>
          <text:p text:style-name="P54">6 <text:s/>Software driver<text:tab/>11</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1203926407" text:style-name="L1">
        <text:list-item>
          <text:p text:style-name="P14">reset pulse generation and presence detection, bit level write and read, timed idle slot</text:p>
        </text:list-item>
        <text:list-item>
          <text:p text:style-name="P14"><text:soft-page-break/>overdrive mode</text:p>
        </text:list-item>
        <text:list-item>
          <text:p text:style-name="P14">from 1 to 16 wires</text:p>
        </text:list-item>
        <text:list-item>
          <text:p text:style-name="P14">power (strong pull-up)</text:p>
        </text:list-item>
        <text:list-item>
          <text:p text:style-name="P14">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Heading_20_2" text:outline-level="2"><text:span text:style-name="T16">List of source files</text:span></text:h>
      <text:p text:style-name="P22"><text:span text:style-name="T16"/></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20"><text:span text:style-name="T14">The next list of parameters is almost complete, but there are some timing parameters that should be modified only by developers able to read the HDL source code.</text:span></text:p>
      <text:p text:style-name="P11">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office:value-type="float" office:value="1">
            <text:p text:style-name="P50"><text:span text:style-name="T14">1</text:span></text:p>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row>
          <table:table-cell table:style-name="Table2.A2" office:value-type="string">
            <text:p text:style-name="Table_20_Contents"><text:span text:style-name="Source_20_Text">O</text:span><text:span text:style-name="Source_20_Text"><text:span text:style-name="T13">VD_E</text:span></text:span></text:p>
          </table:table-cell>
          <table:table-cell table:style-name="Table2.A2" office:value-type="string">
            <text:p text:style-name="Table_20_Contents">integer</text:p>
          </table:table-cell>
          <table:table-cell table:style-name="Table2.C2" office:value-type="float" office:value="1">
            <text:p text:style-name="P50"><text:span text:style-name="T14">1</text:span></text:p>
          </table:table-cell>
          <table:table-cell table:style-name="Table2.A2" office:value-type="string">
            <text:p text:style-name="Table_20_Contents">1, 2, ..., 16</text:p>
          </table:table-cell>
          <table:table-cell table:style-name="Table2.E2" office:value-type="string">
            <text:p text:style-name="P49"><text:span text:style-name="T13">overdrive functionality enable</text:span></text:p>
          </table:table-cell>
        </table:table-row>
        <table:table-row>
          <table:table-cell table:style-name="Table2.A2" office:value-type="string">
            <text:p text:style-name="Table_20_Contents"><text:span text:style-name="Source_20_Text">CDR</text:span><text:span text:style-name="Source_20_Text"><text:span text:style-name="T13">_N</text:span></text:span></text:p>
          </table:table-cell>
          <table:table-cell table:style-name="Table2.A2" office:value-type="string">
            <text:p text:style-name="Table_20_Contents">integer</text:p>
          </table:table-cell>
          <table:table-cell table:style-name="Table2.C2" office:value-type="float" office:value="15">
            <text:p text:style-name="P50"><text:span text:style-name="T14">15</text:span></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3"> for normal mode</text:span></text:p>
          </table:table-cell>
        </table:table-row>
        <table:table-row>
          <table:table-cell table:style-name="Table2.A2" office:value-type="string">
            <text:p text:style-name="Table_20_Contents"><text:span text:style-name="Source_20_Text">CDR</text:span><text:span text:style-name="Source_20_Text"><text:span text:style-name="T13">_N</text:span></text:span></text:p>
          </table:table-cell>
          <table:table-cell table:style-name="Table2.A2" office:value-type="string">
            <text:p text:style-name="Table_20_Contents">integer</text:p>
          </table:table-cell>
          <table:table-cell table:style-name="Table2.C2" office:value-type="float" office:value="2">
            <text:p text:style-name="P50"><text:span text:style-name="T14">2</text:span></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3"> for </text:span><text:span text:style-name="T14">overdrive </text:span><text:span text:style-name="T13">mode</text:span></text:p>
          </table:table-cell>
        </table:table-row>
        <table:table-row>
          <table:table-cell table:style-name="Table2.A2" office:value-type="string">
            <text:p text:style-name="P50"><text:span text:style-name="Source_20_Text"><text:span text:style-name="T14">MTP_N</text:span></text:span></text:p>
          </table:table-cell>
          <table:table-cell table:style-name="Table2.A2" office:value-type="string">
            <text:p text:style-name="P50"><text:span text:style-name="T14">string</text:span></text:p>
          </table:table-cell>
          <table:table-cell table:style-name="Table2.A2" office:value-type="string">
            <text:p text:style-name="P50"><text:span text:style-name="T14">"7.5"</text:span></text:p>
          </table:table-cell>
          <table:table-cell table:style-name="Table2.A2" office:value-type="string">
            <text:p text:style-name="P50"><text:span text:style-name="T14">"7.5", "5.0", "6.0"</text:span></text:p>
          </table:table-cell>
          <table:table-cell table:style-name="Table2.E2" office:value-type="string">
            <text:p text:style-name="P50"><text:span text:style-name="T14">master time period for normal mode</text:span></text:p>
          </table:table-cell>
        </table:table-row>
        <table:table-row>
          <table:table-cell table:style-name="Table2.A2" office:value-type="string">
            <text:p text:style-name="P50"><text:span text:style-name="Source_20_Text"><text:span text:style-name="T14">MTP_O</text:span></text:span></text:p>
          </table:table-cell>
          <table:table-cell table:style-name="Table2.A2" office:value-type="string">
            <text:p text:style-name="P50"><text:span text:style-name="T14">string</text:span></text:p>
          </table:table-cell>
          <table:table-cell table:style-name="Table2.A2" office:value-type="string">
            <text:p text:style-name="P50"><text:span text:style-name="T14">"1.0"</text:span></text:p>
          </table:table-cell>
          <table:table-cell table:style-name="Table2.A2" office:value-type="string">
            <text:p text:style-name="P50"><text:span text:style-name="T14">"1.0", "0.5"</text:span></text:p>
          </table:table-cell>
          <table:table-cell table:style-name="Table2.E2" office:value-type="string">
            <text:p text:style-name="P50"><text:span text:style-name="T14">master time period for overdrive mode</text:span></text:p>
          </table:table-cell>
        </table:table-row>
      </table:table>
      <text:p text:style-name="Text_20_body"/>
      <text:h text:style-name="P51" text:outline-level="3">Data bus width<text:span text:style-name="T14">, number of wires and overdrive enable</text:span></text:h>
      <text:p text:style-name="P20">The width of the data bus is 32bit by default, but only 8 bits are used, so it is possible to connect the controller to a 8bit CPU<text:span text:style-name="T14">, but this adds other restrictions like a single wire</text:span><text:span text:style-name="T15"> (OWN=1)</text:span>. The details are explained in the section on module ports.</text:p>
      <text:p text:style-name="P21"><text:span text:style-name="T15">For 32 bit CPU interfaces if is possible to have from 1 to 16 wires. Note that only one wire can be active at the same time. If simultaneous transfers on more than one wire are required, the solution is to instance more than one </text:span><text:span text:style-name="Source_20_Text"><text:span text:style-name="T15">sockit_owm</text:span></text:span><text:span text:style-name="T15"> module.</text:span></text:p>
      <text:p text:style-name="P21"><text:span text:style-name="T15">If overdrive mode is not required it can be disabled by setting </text:span><text:span text:style-name="Source_20_Text"><text:span text:style-name="T15">O</text:span></text:span><text:span text:style-name="Source_20_Text"><text:span text:style-name="T13">VD_E</text:span></text:span><text:span text:style-name="Source_20_Text"><text:span text:style-name="T15">=0</text:span></text:span><text:span text:style-name="T15">.</text:span></text:p>
      <text:h text:style-name="Heading_20_3" text:outline-level="3">Clock divider ratio<text:span text:style-name="T14"> and </text:span><text:span text:style-name="T16">master time periods</text:span></text:h>
      <text:p text:style-name="P19">The internal state machine in normal mode uses a reference period <text:span text:style-name="T13">of</text:span><draw:frame draw:style-name="fr3" draw:name="Object5" text:anchor-type="as-char" svg:width="1.268cm" svg:height="0.467cm" draw:z-index="16"><draw:object xlink:href="./Object 5" xlink:type="simple" xlink:show="embed" xlink:actuate="onLoad"/><draw:image xlink:href="./ObjectReplacements/Object 5" xlink:type="simple" xlink:show="embed" xlink:actuate="onLoad"/><svg:desc>formula</svg:desc></draw:frame><text:span text:style-name="T13">, </text:span><text:span text:style-name="T13"><draw:frame draw:style-name="fr3" draw:name="Object7" text:anchor-type="as-char" svg:width="0.954cm" svg:height="0.467cm" draw:z-index="18"><draw:object xlink:href="./Object 7" xlink:type="simple" xlink:show="embed" xlink:actuate="onLoad"/><draw:image xlink:href="./ObjectReplacements/Object 7" xlink:type="simple" xlink:show="embed" xlink:actuate="onLoad"/><svg:desc>formula</svg:desc></draw:frame></text:span><text:span text:style-name="T13"> or </text:span><text:span text:style-name="T13"><draw:frame draw:style-name="fr3" draw:name="Object8" text:anchor-type="as-char" svg:width="0.947cm" svg:height="0.467cm" draw:z-index="19"><draw:object xlink:href="./Object 8" xlink:type="simple" xlink:show="embed" xlink:actuate="onLoad"/><draw:image xlink:href="./ObjectReplacements/Object 8" xlink:type="simple" xlink:show="embed" xlink:actuate="onLoad"/><svg:desc>formula</svg:desc></draw:frame></text:span> thus clock divider parameter is computed with the next formula:</text:p>
      <text:p text:style-name="Text_20_body"><draw:frame draw:style-name="fr3"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text:soft-page-break/>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3"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For overdrive mode a 8 times shorter reference period of <draw:frame draw:style-name="fr3" draw:name="Object6" text:anchor-type="as-char" svg:width="1.482cm" svg:height="0.467cm" draw:z-index="17"><draw:object xlink:href="./Object 6" xlink:type="simple" xlink:show="embed" xlink:actuate="onLoad"/><draw:image xlink:href="./ObjectReplacements/Object 6" xlink:type="simple" xlink:show="embed" xlink:actuate="onLoad"/><svg:desc>formula</svg:desc></draw:frame> is used. So to support both normal mode and overdrive, there is an additional restriction, that CDR must be divisible by 8. This limits the system clock to multiples of 1067kHz.</text:p>
      <text:p text:style-name="Text_20_body"><draw:frame draw:style-name="fr3" draw:name="Object3" text:anchor-type="as-char" svg:width="7.049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3"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P51" text:outline-level="3"/>
      <text:h text:style-name="Heading_20_2" text:outline-level="2">Ports</text:h>
      <text:p text:style-name="P11">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4"><draw:text-box fo:min-height="5.817cm"><text:p text:style-name="Drawing"><draw:g text:anchor-type="paragraph" draw:z-index="5" draw:style-name="gr1"><draw:g draw:style-name="gr2"><draw:line draw:style-name="gr3" draw:text-style-name="P56" svg:x1="4.016cm" svg:y1="0.8cm" svg:x2="4.216cm" svg:y2="0.2cm"><text:p/></draw:line><draw:line draw:style-name="gr4" draw:text-style-name="P56" svg:x1="4.216cm" svg:y1="0.2cm" svg:x2="5.016cm" svg:y2="0.2cm"><text:p/></draw:line><draw:line draw:style-name="gr5" draw:text-style-name="P56" svg:x1="5.215cm" svg:y1="0.8cm" svg:x2="5.015cm" svg:y2="0.2cm"><text:p/></draw:line><draw:line draw:style-name="gr6" draw:text-style-name="P56" svg:x1="5.216cm" svg:y1="0.8cm" svg:x2="6.016cm" svg:y2="0.8cm"><text:p/></draw:line></draw:g><draw:g draw:style-name="gr2"><draw:line draw:style-name="gr7" draw:text-style-name="P56" svg:x1="6.016cm" svg:y1="0.8cm" svg:x2="6.216cm" svg:y2="0.2cm"><text:p/></draw:line><draw:line draw:style-name="gr8" draw:text-style-name="P56" svg:x1="6.216cm" svg:y1="0.2cm" svg:x2="7.016cm" svg:y2="0.2cm"><text:p/></draw:line><draw:line draw:style-name="gr9" draw:text-style-name="P56" svg:x1="7.216cm" svg:y1="0.8cm" svg:x2="7.016cm" svg:y2="0.2cm"><text:p/></draw:line><draw:line draw:style-name="gr10" draw:text-style-name="P56" svg:x1="7.216cm" svg:y1="0.8cm" svg:x2="8.016cm" svg:y2="0.8cm"><text:p/></draw:line></draw:g><draw:g draw:style-name="gr2"><draw:line draw:style-name="gr11" draw:text-style-name="P56" svg:x1="8.016cm" svg:y1="0.8cm" svg:x2="8.216cm" svg:y2="0.2cm"><text:p/></draw:line><draw:line draw:style-name="gr12" draw:text-style-name="P56" svg:x1="8.216cm" svg:y1="0.2cm" svg:x2="9.016cm" svg:y2="0.2cm"><text:p/></draw:line><draw:line draw:style-name="gr13" draw:text-style-name="P56" svg:x1="9.216cm" svg:y1="0.8cm" svg:x2="9.016cm" svg:y2="0.2cm"><text:p/></draw:line><draw:line draw:style-name="gr14" draw:text-style-name="P56" svg:x1="9.216cm" svg:y1="0.8cm" svg:x2="10.016cm" svg:y2="0.8cm"><text:p/></draw:line></draw:g><draw:g draw:style-name="gr2"><draw:line draw:style-name="gr15" draw:text-style-name="P56" svg:x1="10.016cm" svg:y1="0.8cm" svg:x2="10.216cm" svg:y2="0.2cm"><text:p/></draw:line><draw:line draw:style-name="gr16" draw:text-style-name="P56" svg:x1="10.216cm" svg:y1="0.2cm" svg:x2="11.016cm" svg:y2="0.2cm"><text:p/></draw:line><draw:line draw:style-name="gr17" draw:text-style-name="P56" svg:x1="11.216cm" svg:y1="0.8cm" svg:x2="11.016cm" svg:y2="0.2cm"><text:p/></draw:line><draw:line draw:style-name="gr18" draw:text-style-name="P56" svg:x1="11.216cm" svg:y1="0.8cm" svg:x2="12.016cm" svg:y2="0.8cm"><text:p/></draw:line></draw:g><draw:g draw:style-name="gr2"><draw:line draw:style-name="gr19" draw:text-style-name="P56" svg:x1="12.016cm" svg:y1="0.8cm" svg:x2="12.216cm" svg:y2="0.2cm"><text:p/></draw:line><draw:line draw:style-name="gr20" draw:text-style-name="P56" svg:x1="12.216cm" svg:y1="0.2cm" svg:x2="13.016cm" svg:y2="0.2cm"><text:p/></draw:line><draw:line draw:style-name="gr21" draw:text-style-name="P56" svg:x1="13.216cm" svg:y1="0.8cm" svg:x2="13.016cm" svg:y2="0.2cm"><text:p/></draw:line><draw:line draw:style-name="gr22" draw:text-style-name="P56" svg:x1="13.216cm" svg:y1="0.8cm" svg:x2="14.016cm" svg:y2="0.8cm"><text:p/></draw:line></draw:g><draw:g draw:style-name="gr2"><draw:line draw:style-name="gr23" draw:text-style-name="P56" svg:x1="14.016cm" svg:y1="0.8cm" svg:x2="14.216cm" svg:y2="0.2cm"><text:p/></draw:line><draw:line draw:style-name="gr24" draw:text-style-name="P56" svg:x1="14.216cm" svg:y1="0.2cm" svg:x2="15.016cm" svg:y2="0.2cm"><text:p/></draw:line><draw:line draw:style-name="gr25" draw:text-style-name="P56" svg:x1="15.216cm" svg:y1="0.8cm" svg:x2="15.016cm" svg:y2="0.2cm"><text:p/></draw:line><draw:line draw:style-name="gr26" draw:text-style-name="P56" svg:x1="15.216cm" svg:y1="0.8cm" svg:x2="16.016cm" svg:y2="0.8cm"><text:p/></draw:line></draw:g><draw:line draw:style-name="gr27" draw:text-style-name="P57" svg:x1="6.216cm" svg:y1="1.8cm" svg:x2="6.416cm" svg:y2="1.2cm"><text:p/></draw:line><draw:line draw:style-name="gr27" draw:text-style-name="P57" svg:x1="4.016cm" svg:y1="1.8cm" svg:x2="6.216cm" svg:y2="1.8cm"><text:p/></draw:line><draw:line draw:style-name="gr27" draw:text-style-name="P57" svg:x1="8.416cm" svg:y1="1.8cm" svg:x2="8.216cm" svg:y2="1.2cm"><text:p/></draw:line><draw:line draw:style-name="gr27" draw:text-style-name="P57" svg:x1="8.414cm" svg:y1="1.8cm" svg:x2="17.014cm" svg:y2="1.8cm"><text:p/></draw:line><draw:frame draw:style-name="gr28" draw:text-style-name="P59" svg:width="4.001cm" svg:height="0.802cm" svg:x="0.016cm" svg:y="0cm"><draw:text-box><text:p text:style-name="P58"><text:span text:style-name="T17">clk</text:span></text:p></draw:text-box></draw:frame><draw:frame draw:style-name="gr28" draw:text-style-name="P59" svg:width="4.001cm" svg:height="0.802cm" svg:x="0.016cm" svg:y="0.998cm"><draw:text-box><text:p text:style-name="P58"><text:span text:style-name="T17">bus_write</text:span></text:p></draw:text-box></draw:frame><draw:frame draw:style-name="gr28" draw:text-style-name="P59" svg:width="4.01cm" svg:height="0.802cm" svg:x="0.007cm" svg:y="2.034cm"><draw:text-box><text:p text:style-name="P58"><text:span text:style-name="T17">bus_read</text:span></text:p></draw:text-box></draw:frame><draw:line draw:style-name="gr27" draw:text-style-name="P57" svg:x1="6.416cm" svg:y1="1.2cm" svg:x2="8.216cm" svg:y2="1.2cm"><text:p/></draw:line><draw:line draw:style-name="gr27" draw:text-style-name="P57" svg:x1="12.216cm" svg:y1="2.8cm" svg:x2="12.416cm" svg:y2="2.2cm"><text:p/></draw:line><draw:line draw:style-name="gr27" draw:text-style-name="P57" svg:x1="4.016cm" svg:y1="2.8cm" svg:x2="12.216cm" svg:y2="2.8cm"><text:p/></draw:line><draw:line draw:style-name="gr27" draw:text-style-name="P57" svg:x1="14.416cm" svg:y1="2.8cm" svg:x2="14.216cm" svg:y2="2.2cm"><text:p/></draw:line><draw:line draw:style-name="gr27" draw:text-style-name="P57" svg:x1="14.416cm" svg:y1="2.8cm" svg:x2="17.016cm" svg:y2="2.8cm"><text:p/></draw:line><draw:line draw:style-name="gr27" draw:text-style-name="P57" svg:x1="12.416cm" svg:y1="2.2cm" svg:x2="14.216cm" svg:y2="2.2cm"><text:p/></draw:line><draw:frame draw:style-name="gr28" draw:text-style-name="P59" svg:width="4.001cm" svg:height="0.802cm" svg:x="0.016cm" svg:y="2.999cm"><draw:text-box><text:p text:style-name="P58"><text:span text:style-name="T17">bus_writedata</text:span></text:p></draw:text-box></draw:frame><draw:frame draw:style-name="gr28" draw:text-style-name="P59" svg:width="4.001cm" svg:height="0.802cm" svg:x="0.016cm" svg:y="3.999cm"><draw:text-box><text:p text:style-name="P58"><text:span text:style-name="T17">bus_readdata</text:span></text:p></draw:text-box></draw:frame><draw:frame draw:style-name="gr28" draw:text-style-name="P59" svg:width="4.001cm" svg:height="0.802cm" svg:x="0.016cm" svg:y="4.999cm"><draw:text-box><text:p text:style-name="P58"><text:span text:style-name="T17">bus_interrupt</text:span></text:p></draw:text-box></draw:frame><draw:polygon draw:style-name="gr29" draw:text-style-name="P57" svg:width="2.299cm" svg:height="0.599cm" svg:x="4.016cm" svg:y="3.2cm" svg:viewBox="0 0 2300 600" draw:points="0,0 2200,0 2300,300 2200,600 0,600"><text:p/></draw:polygon><draw:polygon draw:style-name="gr29" draw:text-style-name="P57" svg:width="8.699cm" svg:height="0.599cm" svg:x="8.316cm" svg:y="3.2cm" svg:viewBox="0 0 8700 600" draw:points="8700,0 100,0 0,300 100,600 8700,600"><text:p/></draw:polygon><draw:polygon draw:style-name="gr30" draw:text-style-name="P57" svg:width="1.999cm" svg:height="0.599cm" svg:x="6.316cm" svg:y="3.2cm" svg:viewBox="0 0 2000 600" draw:points="1900,0 100,0 0,300 100,600 1900,600 2000,300"><text:p/></draw:polygon><draw:polygon draw:style-name="gr29" draw:text-style-name="P57" svg:width="8.299cm" svg:height="0.599cm" svg:x="4.016cm" svg:y="4.2cm" svg:viewBox="0 0 8300 600" draw:points="0,0 8200,0 8300,300 8200,600 0,600"><text:p/></draw:polygon><draw:polygon draw:style-name="gr29" draw:text-style-name="P57" svg:width="2.699cm" svg:height="0.599cm" svg:x="14.316cm" svg:y="4.2cm" svg:viewBox="0 0 2700 600" draw:points="2700,0 100,0 0,300 100,600 2700,600"><text:p/></draw:polygon><draw:polygon draw:style-name="gr30" draw:text-style-name="P57" svg:width="1.999cm" svg:height="0.599cm" svg:x="12.316cm" svg:y="4.2cm" svg:viewBox="0 0 2000 600" draw:points="1900,0 100,0 0,300 100,600 1900,600 2000,300"><text:p/></draw:polygon><draw:line draw:style-name="gr27" draw:text-style-name="P57" svg:x1="14.416cm" svg:y1="5.8cm" svg:x2="14.216cm" svg:y2="5.2cm"><text:p/></draw:line><draw:line draw:style-name="gr27" draw:text-style-name="P57" svg:x1="14.416cm" svg:y1="5.8cm" svg:x2="17.016cm" svg:y2="5.8cm"><text:p/></draw:line><draw:line draw:style-name="gr27" draw:text-style-name="P57" svg:x1="4.016cm" svg:y1="5.2cm" svg:x2="14.216cm" svg:y2="5.2cm"><text:p/></draw:line><draw:line draw:style-name="gr31" draw:text-style-name="P56" svg:x1="16.016cm" svg:y1="0.8cm" svg:x2="16.216cm" svg:y2="0.2cm"><text:p/></draw:line><draw:line draw:style-name="gr32" draw:text-style-name="P56" svg:x1="16.216cm" svg:y1="0.2cm" svg:x2="17.016cm" svg:y2="0.2cm"><text:p/></draw:line></draw:g>Drawing <text:sequence text:ref-name="refDrawing0" text:name="Drawing" text:formula="ooow:Drawing+1" style:num-format="1">1</text:sequence>: Bus timing (write, read and interrupt status)</text:p></draw:text-box></draw:frame><text:soft-page-break/></text:p>
      <text:p text:style-name="Text_20_body">The next table describes how to connect the onewire module to an Avalon MM or Wishbone master.</text:p>
      <text:p text:style-name="P11">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used instead.</text:p>
      <text:p text:style-name="Text_20_body"><draw:frame draw:style-name="fr1" draw:name="Frame1" text:anchor-type="paragraph" svg:x="0cm" svg:y="0.21cm" svg:width="17cm" draw:z-index="6"><draw:text-box fo:min-height="4.001cm"><text:p text:style-name="Drawing"><draw:g text:anchor-type="paragraph" draw:z-index="7" draw:style-name="gr1"><draw:polygon draw:style-name="gr33" draw:text-style-name="P57" svg:width="2.235cm" svg:height="1.788cm" draw:transform="rotate (-0.463733982255992) translate (11.5636558326175cm 0.999827260955557cm)" svg:viewBox="0 0 2236 1789" draw:points="0,180382 2236,180382 895,182171"><text:p/></draw:polygon><draw:line draw:style-name="gr34" draw:text-style-name="P57" svg:x1="10.063cm" svg:y1="2cm" svg:x2="11.563cm" svg:y2="2cm"><text:p/></draw:line><draw:line draw:style-name="gr34" draw:text-style-name="P57" svg:x1="10.063cm" svg:y1="0.5cm" svg:x2="12.563cm" svg:y2="0.5cm"><text:p/></draw:line><draw:line draw:style-name="gr34" draw:text-style-name="P57" svg:x1="12.566cm" svg:y1="0.5cm" svg:x2="12.566cm" svg:y2="1.5cm"><text:p/></draw:line><draw:line draw:style-name="gr34" draw:text-style-name="P57" svg:x1="13.563cm" svg:y1="2cm" svg:x2="15.563cm" svg:y2="2cm"><text:p/></draw:line><draw:line draw:style-name="gr34" draw:text-style-name="P57" svg:x1="10.063cm" svg:y1="3.5cm" svg:x2="14.063cm" svg:y2="3.5cm"><text:p/></draw:line><draw:line draw:style-name="gr35" draw:text-style-name="P57" svg:x1="14.067cm" svg:y1="2cm" svg:x2="14.067cm" svg:y2="3.5cm"><text:p/></draw:line><draw:frame draw:style-name="gr36" draw:text-style-name="P59" svg:width="8cm" svg:height="1.001cm" svg:x="1.563cm" svg:y="1.499cm"><draw:text-box><text:p text:style-name="P58"><text:span text:style-name="T17">onewire_p[i]</text:span></text:p></draw:text-box></draw:frame><draw:frame draw:style-name="gr36" draw:text-style-name="P59" svg:width="8.125cm" svg:height="1.001cm" svg:x="1.438cm" svg:y="0cm"><draw:text-box><text:p text:style-name="P58"><text:span text:style-name="T17">onewire_p[i] | onewire_e[i]</text:span></text:p></draw:text-box></draw:frame><draw:frame draw:style-name="gr36" draw:text-style-name="P59" svg:width="8cm" svg:height="1.001cm" svg:x="1.563cm" svg:y="3cm"><draw:text-box><text:p text:style-name="P58"><text:span text:style-name="T17">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text:soft-page-break/></text:p>
      <text:h text:style-name="Heading_20_1" text:outline-level="1">Processor interface</text:h>
      <text:p text:style-name="Text_20_body">The processor interface is described in three steps:</text:p>
      <text:list xml:id="list2081589488" text:style-name="L2">
        <text:list-item>
          <text:p text:style-name="P15">1-wire line multiplexing and power enable</text:p>
        </text:list-item>
        <text:list-item>
          <text:p text:style-name="P15">status/control register description</text:p>
        </text:list-item>
        <text:list-item>
          <text:p text:style-name="P15">driver access sequences (pooling and interrupts)</text:p>
        </text:list-item>
      </text:list>
      <text:p text:style-name="Text_20_body">The onewire module is designed to be accessible by the CPU through a single 32bit register, if between 1 and 16 (OWN parameter) 1-wire line is required. If a single line is enough than power and select bits have no function, and the interface can be reduced to an 8bit control/status register.</text:p>
      <text:p text:style-name="P11">Table <text:sequence text:ref-name="refTable3" text:name="Table" text:formula="ooow:Table+1" style:num-format="1">4</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4">31..24</text:p>
          </table:table-cell>
          <table:table-cell table:style-name="Table7.A1" office:value-type="float" office:value="0">
            <text:p text:style-name="P4">23..16</text:p>
          </table:table-cell>
          <table:table-cell table:style-name="Table7.A1" table:number-columns-spanned="2" office:value-type="float" office:value="0">
            <text:p text:style-name="P4">15..8</text:p>
          </table:table-cell>
          <table:covered-table-cell/>
          <table:table-cell table:style-name="Table7.E1" office:value-type="float" office:value="36708">
            <text:p text:style-name="P4">7..0</text:p>
          </table:table-cell>
        </table:table-row>
        <table:table-row>
          <table:table-cell table:style-name="Table7.A2" table:number-columns-spanned="2" office:value-type="float" office:value="0">
            <text:p text:style-name="P4">power</text:p>
          </table:table-cell>
          <table:covered-table-cell/>
          <table:table-cell table:style-name="Table7.A2">
            <text:p text:style-name="P4"/>
          </table:table-cell>
          <table:table-cell table:style-name="Table7.A2" office:value-type="float" office:value="0">
            <text:p text:style-name="P4">select</text:p>
          </table:table-cell>
          <table:table-cell table:style-name="Table7.E2" office:value-type="float" office:value="0">
            <text:p text:style-name="P4">status/control</text:p>
          </table:table-cell>
        </table:table-row>
      </table:table>
      <text:p text:style-name="Text_20_body"/>
      <text:p text:style-name="Text_20_body">Since all the controls are in a single register and there is no byte select signal, on every write all controls must have the correct value. In software this can be achieved by having a permanent structure holding the interface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p text:style-name="Text_20_body">TODO: 1-wire line multiplexing schematic</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11"><text:soft-page-break/>Table <text:sequence text:ref-name="refTable4" text:name="Table" text:formula="ooow:Table+1" style:num-format="1">5</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4">7</text:p>
          </table:table-cell>
          <table:table-cell table:style-name="Table4.B1" office:value-type="float" office:value="6">
            <text:p text:style-name="P4">6</text:p>
          </table:table-cell>
          <table:table-cell table:style-name="Table4.B1" office:value-type="float" office:value="5">
            <text:p text:style-name="P4">5</text:p>
          </table:table-cell>
          <table:table-cell table:style-name="Table4.B1" office:value-type="float" office:value="4">
            <text:p text:style-name="P4">4</text:p>
          </table:table-cell>
          <table:table-cell table:style-name="Table4.B1" office:value-type="float" office:value="3">
            <text:p text:style-name="P4">3</text:p>
          </table:table-cell>
          <table:table-cell table:style-name="Table4.B1" office:value-type="float" office:value="2">
            <text:p text:style-name="P4">2</text:p>
          </table:table-cell>
          <table:table-cell table:style-name="Table4.B1" office:value-type="float" office:value="1">
            <text:p text:style-name="P4">1</text:p>
          </table:table-cell>
          <table:table-cell table:style-name="Table4.I1" office:value-type="float" office:value="0">
            <text:p text:style-name="P4">0</text:p>
          </table:table-cell>
        </table:table-row>
        <table:table-row>
          <table:table-cell table:style-name="Table4.A2" office:value-type="string">
            <text:p text:style-name="P1">name</text:p>
          </table:table-cell>
          <table:table-cell table:style-name="Table4.B2" office:value-type="string">
            <text:p text:style-name="P4"><text:span text:style-name="Source_20_Text">erx</text:span></text:p>
          </table:table-cell>
          <table:table-cell table:style-name="Table4.B2" office:value-type="string">
            <text:p text:style-name="P4"><text:span text:style-name="Source_20_Text">etx</text:span></text:p>
          </table:table-cell>
          <table:table-cell table:style-name="Table4.B2" office:value-type="string">
            <text:p text:style-name="P4"><text:span text:style-name="Source_20_Text">srx</text:span></text:p>
          </table:table-cell>
          <table:table-cell table:style-name="Table4.B2" office:value-type="string">
            <text:p text:style-name="P4"><text:span text:style-name="Source_20_Text">stx</text:span></text:p>
          </table:table-cell>
          <table:table-cell table:style-name="Table4.B2" office:value-type="string">
            <text:p text:style-name="P4"><text:span text:style-name="Source_20_Text">pwr/owr</text:span></text:p>
          </table:table-cell>
          <table:table-cell table:style-name="Table4.B2" office:value-type="string">
            <text:p text:style-name="P4"><text:span text:style-name="Source_20_Text">ovd</text:span></text:p>
          </table:table-cell>
          <table:table-cell table:style-name="Table4.B2" office:value-type="string">
            <text:p text:style-name="P4"><text:span text:style-name="Source_20_Text">rst/trn</text:span></text:p>
          </table:table-cell>
          <table:table-cell table:style-name="Table4.I2" office:value-type="string">
            <text:p text:style-name="P4"><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4">r/w</text:p>
          </table:table-cell>
          <table:table-cell table:style-name="Table4.B2" office:value-type="string">
            <text:p text:style-name="P4">r/w</text:p>
          </table:table-cell>
          <table:table-cell table:style-name="Table4.B2" office:value-type="string">
            <text:p text:style-name="P4">r</text:p>
          </table:table-cell>
          <table:table-cell table:style-name="Table4.B2" office:value-type="string">
            <text:p text:style-name="P4">r</text:p>
          </table:table-cell>
          <table:table-cell table:style-name="Table4.B2" office:value-type="string">
            <text:p text:style-name="P4">r/w</text:p>
          </table:table-cell>
          <table:table-cell table:style-name="Table4.B2" office:value-type="string">
            <text:p text:style-name="P4">r/w</text:p>
          </table:table-cell>
          <table:table-cell table:style-name="Table4.B2" office:value-type="string">
            <text:p text:style-name="P4">w</text:p>
          </table:table-cell>
          <table:table-cell table:style-name="Table4.I2" office:value-type="string">
            <text:p text:style-name="P4">r/w</text:p>
          </table:table-cell>
        </table:table-row>
        <table:table-row>
          <table:table-cell table:style-name="Table4.A2" office:value-type="string">
            <text:p text:style-name="P1">reset</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B4" office:value-type="float" office:value="0">
            <text:p text:style-name="P4">0</text:p>
          </table:table-cell>
          <table:table-cell table:style-name="Table4.I2" office:value-type="string">
            <text:p text:style-name="P4">x</text:p>
          </table:table-cell>
        </table:table-row>
      </table:table>
      <text:p text:style-name="Text_20_body"/>
      <text:p text:style-name="P11">Table <text:sequence text:ref-name="refTable5" text:name="Table" text:formula="ooow:Table+1" style:num-format="1">6</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5"/>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5"><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5"><text:span text:style-name="Source_20_Text">rst</text:span></text:p>
            <text:p text:style-name="P5"><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5"><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5"><text:span text:style-name="Source_20_Text">pwr</text:span></text:p>
            <text:p text:style-name="P5"><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able:table-row>
          <table:table-cell table:style-name="Table5.A2" office:value-type="float" office:value="4">
            <text:p text:style-name="P1">4</text:p>
          </table:table-cell>
          <table:table-cell table:style-name="Table5.B2" office:value-type="string">
            <text:p text:style-name="P5"><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5"><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5"><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5"><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11">Table <text:sequence text:ref-name="refTable6" text:name="Table" text:formula="ooow:Table+1" style:num-format="1">7</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4"><text:span text:style-name="Source_20_Text">ovd</text:span></text:p>
          </table:table-cell>
          <table:table-cell table:style-name="Table6.A1" office:value-type="string">
            <text:p text:style-name="P4"><text:span text:style-name="Source_20_Text">rst</text:span></text:p>
          </table:table-cell>
          <table:table-cell table:style-name="Table6.A1" office:value-type="string">
            <text:p text:style-name="P4"><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1">60<text:span text:style-name="T2">μ</text:span><text:span text:style-name="T4">s</text:span></text:p>
          </table:table-cell>
          <table:table-cell table:style-name="Table6.E2" office:value-type="string">
            <text:p text:style-name="P1">write '0' cycle</text:p>
          </table:table-cell>
        </table:table-row>
        <table:table-row>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1">60<text:span text:style-name="T2">μ</text:span><text:span text:style-name="T4">s</text:span></text:p>
          </table:table-cell>
          <table:table-cell table:style-name="Table6.E2" office:value-type="string">
            <text:p text:style-name="P1">write '1' cycle or read cycle</text:p>
          </table:table-cell>
        </table:table-row>
        <table:table-row>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1">960<text:span text:style-name="T2">μ</text:span><text:span text:style-name="T4">s</text:span></text:p>
          </table:table-cell>
          <table:table-cell table:style-name="Table6.E2" office:value-type="string">
            <text:p text:style-name="P1">reset and presence detect cycle</text:p>
          </table:table-cell>
        </table:table-row>
        <table:table-row>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1">960<text:span text:style-name="T2">μ</text:span><text:span text:style-name="T4">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4">0</text:p>
          </table:table-cell>
          <table:table-cell table:style-name="Table6.A2" office:value-type="string">
            <text:p text:style-name="P1">6<text:span text:style-name="T2">μ</text:span><text:span text:style-name="T4">s</text:span></text:p>
          </table:table-cell>
          <table:table-cell table:style-name="Table6.E2" office:value-type="string">
            <text:p text:style-name="P1">overdrive write '0' cycle</text:p>
          </table:table-cell>
        </table:table-row>
        <table:table-row>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1">6<text:span text:style-name="T2">μ</text:span><text:span text:style-name="T4">s</text:span></text:p>
          </table:table-cell>
          <table:table-cell table:style-name="Table6.E2" office:value-type="string">
            <text:p text:style-name="P1">overdrive write '1' cycle or read cycle</text:p>
          </table:table-cell>
        </table:table-row>
        <table:table-row>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4">0</text:p>
          </table:table-cell>
          <table:table-cell table:style-name="Table6.A2" office:value-type="string">
            <text:p text:style-name="P1">96<text:span text:style-name="T2">μ</text:span><text:span text:style-name="T4">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4">1</text:p>
          </table:table-cell>
          <table:table-cell table:style-name="Table6.A2" office:value-type="string">
            <text:p text:style-name="P1"><text:span text:style-name="T2">0μ</text:span><text:span text:style-name="T4">s</text:span></text:p>
          </table:table-cell>
          <table:table-cell table:style-name="Table6.E2" office:value-type="string">
            <text:p text:style-name="P1"><text:span text:style-name="T7">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text:soft-page-break/>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253689023" text:style-name="L3">
        <text:list-item>
          <text:p text:style-name="P16"><text:span text:style-name="Source_20_Text">write (data) <text:s text:c="2"/></text:span>- 8bit (16bit or 32bit) write to the configuration/status register</text:p>
        </text:list-item>
        <text:list-item>
          <text:p text:style-name="P16"><text:span text:style-name="Source_20_Text">data = read () </text:span>- 8bit (16bit or 32bit) read from the configuration/status register</text:p>
        </text:list-item>
      </text:list>
      <text:h text:style-name="Heading_20_3" text:outline-level="3">Polling</text:h>
      <text:p text:style-name="Text_20_body">Polling is not an optimal implementation, but it might be useful for debugging purposes. Since 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text:soft-page-break/>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Text_20_body"/>
      <text:h text:style-name="Heading_20_1"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4">s, on </text:span><text:span text:style-name="T4">each pulse the counter is decremented and the onewire signals are changed as required.</text:span></text:p>
      <text:p text:style-name="P12">More details can be found in the RTL source.</text:p>
      <text:p text:style-name="Text_20_body"><draw:frame draw:style-name="fr1" draw:name="Frame3" text:anchor-type="paragraph" svg:x="0cm" svg:y="0.212cm" svg:width="17.002cm" draw:z-index="8"><draw:text-box fo:min-height="9.756cm"><text:p text:style-name="Drawing"><draw:g text:anchor-type="paragraph" draw:z-index="9" draw:style-name="gr1"><draw:custom-shape draw:style-name="gr37" draw:text-style-name="P60" svg:width="9.002cm" svg:height="9.752cm" svg:x="4.5cm" svg:y="0cm"><text:p/><draw:enhanced-geometry svg:viewBox="0 0 21600 21600" draw:type="rectangle" draw:enhanced-path="M 0 0 L 21600 0 21600 21600 0 21600 0 0 Z N"/></draw:custom-shape><draw:custom-shape draw:style-name="gr38" draw:text-style-name="P60" svg:width="2.001cm" svg:height="1.752cm" svg:x="5.5cm" svg:y="0.499cm"><text:p text:style-name="P61"><text:span text:style-name="T18">power</text:span></text:p><draw:enhanced-geometry svg:viewBox="0 0 21600 21600" draw:type="rectangle" draw:enhanced-path="M 0 0 L 21600 0 21600 21600 0 21600 0 0 Z N"/></draw:custom-shape><draw:custom-shape draw:style-name="gr38" draw:text-style-name="P60" svg:width="2.001cm" svg:height="0.752cm" svg:x="5.5cm" svg:y="2.499cm"><text:p text:style-name="P61"><text:span text:style-name="T18">select</text:span></text:p><draw:enhanced-geometry svg:viewBox="0 0 21600 21600" draw:type="rectangle" draw:enhanced-path="M 0 0 L 21600 0 21600 21600 0 21600 0 0 Z N"/></draw:custom-shape><draw:custom-shape draw:style-name="gr38" draw:text-style-name="P60" svg:width="2.001cm" svg:height="3.751cm" svg:x="5.5cm" svg:y="3.5cm"><text:p text:style-name="P61"><text:span text:style-name="T18">config</text:span></text:p><text:p text:style-name="P61"><text:span text:style-name="T18">/</text:span></text:p><text:p text:style-name="P61"><text:span text:style-name="T18">control</text:span></text:p><draw:enhanced-geometry svg:viewBox="0 0 21600 21600" draw:type="rectangle" draw:enhanced-path="M 0 0 L 21600 0 21600 21600 0 21600 0 0 Z N"/></draw:custom-shape><draw:line draw:style-name="gr39" draw:text-style-name="P57" svg:x1="12.5cm" svg:y1="3.875cm" svg:x2="14cm" svg:y2="3.875cm"><text:p/></draw:line><draw:line draw:style-name="gr39" draw:text-style-name="P57" svg:x1="12.5cm" svg:y1="4.125cm" svg:x2="14cm" svg:y2="4.125cm"><text:p/></draw:line><draw:line draw:style-name="gr39" draw:text-style-name="P57" svg:x1="12.5cm" svg:y1="4.375cm" svg:x2="14cm" svg:y2="4.375cm"><text:p/></draw:line><draw:line draw:style-name="gr39" draw:text-style-name="P57" svg:x1="12.5cm" svg:y1="4.875cm" svg:x2="14cm" svg:y2="4.875cm"><text:p/></draw:line><draw:polygon draw:style-name="gr40" draw:text-style-name="P57" svg:width="1.272cm" svg:height="1.455cm" draw:transform="skewX (0.00122173047639582) rotate (0.245916891605955) translate (11.265027814476cm 3.93397769818773cm)" svg:viewBox="0 0 1273 1456" draw:points="243,455227 1273,455227 909,456683 0,456196"><text:p/></draw:polygon><draw:frame draw:style-name="gr41" draw:text-style-name="P59" svg:width="3.001cm" svg:height="1.001cm" svg:x="14cm" svg:y="3.875cm"><draw:text-box><text:p text:style-name="P58"><text:span text:style-name="T17">onewire_e</text:span></text:p></draw:text-box></draw:frame><draw:line draw:style-name="gr39" draw:text-style-name="P57" svg:x1="14cm" svg:y1="5.875cm" svg:x2="12.5cm" svg:y2="5.875cm"><text:p/></draw:line><draw:line draw:style-name="gr39" draw:text-style-name="P57" svg:x1="14cm" svg:y1="6.125cm" svg:x2="12.5cm" svg:y2="6.125cm"><text:p/></draw:line><draw:line draw:style-name="gr39" draw:text-style-name="P57" svg:x1="14cm" svg:y1="6.375cm" svg:x2="12.5cm" svg:y2="6.375cm"><text:p/></draw:line><draw:line draw:style-name="gr39" draw:text-style-name="P57" svg:x1="14cm" svg:y1="6.875cm" svg:x2="12.5cm" svg:y2="6.875cm"><text:p/></draw:line><draw:polygon draw:style-name="gr40" draw:text-style-name="P57" svg:width="1.272cm" svg:height="1.455cm" draw:transform="skewX (0.00122173047639582) rotate (0.245916891605955) translate (11.265027814476cm 5.93397769818787cm)" svg:viewBox="0 0 1273 1456" draw:points="243,459107 1273,459108 909,460563 0,460077"><text:p/></draw:polygon><draw:custom-shape draw:style-name="gr38" draw:text-style-name="P60" svg:width="2.001cm" svg:height="3.751cm" svg:x="8.999cm" svg:y="3.5cm"><text:p text:style-name="P61"><text:span text:style-name="T18">state</text:span></text:p><text:p text:style-name="P61"><text:span text:style-name="T18">machine</text:span></text:p><text:p text:style-name="P61"><text:span text:style-name="T18"/></text:p><text:p text:style-name="P61"><text:span text:style-name="T18">7bit</text:span></text:p><text:p text:style-name="P61"><text:span text:style-name="T18">counter</text:span></text:p><draw:enhanced-geometry svg:viewBox="0 0 21600 21600" draw:type="rectangle" draw:enhanced-path="M 0 0 L 21600 0 21600 21600 0 21600 0 0 Z N"/></draw:custom-shape><draw:line draw:style-name="gr39" draw:text-style-name="P57" svg:x1="11cm" svg:y1="4.375cm" svg:x2="11.5cm" svg:y2="4.375cm"><text:p/></draw:line><draw:line draw:style-name="gr39" draw:text-style-name="P57" svg:x1="11.5cm" svg:y1="6.375cm" svg:x2="11cm" svg:y2="6.375cm"><text:p/></draw:line><draw:frame draw:style-name="gr41" draw:text-style-name="P59" svg:width="3.001cm" svg:height="1.001cm" svg:x="14cm" svg:y="5.876cm"><draw:text-box><text:p text:style-name="P58"><text:span text:style-name="T17">onewire_i</text:span></text:p></draw:text-box></draw:frame><draw:line draw:style-name="gr39" draw:text-style-name="P57" svg:x1="7.5cm" svg:y1="0.875cm" svg:x2="14cm" svg:y2="0.875cm"><text:p/></draw:line><draw:line draw:style-name="gr39" draw:text-style-name="P57" svg:x1="7.5cm" svg:y1="1.125cm" svg:x2="14cm" svg:y2="1.125cm"><text:p/></draw:line><draw:line draw:style-name="gr39" draw:text-style-name="P57" svg:x1="7.5cm" svg:y1="1.375cm" svg:x2="14cm" svg:y2="1.375cm"><text:p/></draw:line><draw:line draw:style-name="gr39" draw:text-style-name="P57" svg:x1="7.5cm" svg:y1="1.875cm" svg:x2="14cm" svg:y2="1.875cm"><text:p/></draw:line><draw:frame draw:style-name="gr41" draw:text-style-name="P59" svg:width="3.001cm" svg:height="1.001cm" svg:x="14cm" svg:y="0.875cm"><draw:text-box><text:p text:style-name="P58"><text:span text:style-name="T17">onewire_p</text:span></text:p></draw:text-box></draw:frame><draw:line draw:style-name="gr39" draw:text-style-name="P57" svg:x1="12cm" svg:y1="2.875cm" svg:x2="12cm" svg:y2="3.75cm"><text:p/></draw:line><draw:line draw:style-name="gr39" draw:text-style-name="P57" svg:x1="12cm" svg:y1="5cm" svg:x2="12cm" svg:y2="5.75cm"><text:p/></draw:line><draw:line draw:style-name="gr34" draw:text-style-name="P57" svg:x1="7.5cm" svg:y1="2.875cm" svg:x2="12cm" svg:y2="2.875cm"><text:p/></draw:line><draw:frame draw:style-name="gr36" draw:text-style-name="P59" svg:width="1.502cm" svg:height="1.001cm" svg:x="2.499cm" svg:y="8.25cm"><draw:text-box><text:p text:style-name="P58"><text:span text:style-name="T17">clk</text:span></text:p></draw:text-box></draw:frame><draw:frame draw:style-name="gr36" draw:text-style-name="P59" svg:width="4.001cm" svg:height="1.001cm" svg:x="0cm" svg:y="1.376cm"><draw:text-box><text:p text:style-name="P58"><text:span text:style-name="T17">bus_write <text:s text:c="3"/></text:span></text:p></draw:text-box></draw:frame><draw:custom-shape draw:style-name="gr38" draw:text-style-name="P60" svg:width="5.501cm" svg:height="1.001cm" svg:x="5.5cm" svg:y="8.25cm"><text:p text:style-name="P61"><text:span text:style-name="T18">clock generator</text:span></text:p><draw:enhanced-geometry svg:viewBox="0 0 21600 21600" draw:type="rectangle" draw:enhanced-path="M 0 0 L 21600 0 21600 21600 0 21600 0 0 Z N"/></draw:custom-shape><draw:line draw:style-name="gr39" draw:text-style-name="P57" svg:x1="6.5cm" svg:y1="7.25cm" svg:x2="6.5cm" svg:y2="8.25cm"><text:p/></draw:line><draw:line draw:style-name="gr39" draw:text-style-name="P57" svg:x1="10cm" svg:y1="8.25cm" svg:x2="10cm" svg:y2="7.25cm"><text:p/></draw:line><draw:frame draw:style-name="gr41" draw:text-style-name="P59" svg:width="1.5cm" svg:height="1.001cm" svg:x="6.5cm" svg:y="7.25cm"><draw:text-box><text:p text:style-name="P58"><text:span text:style-name="T17">ovd</text:span></text:p></draw:text-box></draw:frame><draw:line draw:style-name="gr39" draw:text-style-name="P57" svg:x1="4cm" svg:y1="8.75cm" svg:x2="5.5cm" svg:y2="8.75cm"><text:p/></draw:line><draw:frame draw:style-name="gr36" draw:text-style-name="P59" svg:width="1.5cm" svg:height="1.001cm" svg:x="8.5cm" svg:y="7.25cm"><draw:text-box><text:p text:style-name="P58"><text:span text:style-name="T17">pls</text:span></text:p></draw:text-box></draw:frame><draw:line draw:style-name="gr39" draw:text-style-name="P57" svg:x1="7.5cm" svg:y1="4.25cm" svg:x2="9cm" svg:y2="4.25cm"><text:p/></draw:line><draw:line draw:style-name="gr39" draw:text-style-name="P57" svg:x1="7.5cm" svg:y1="5.125cm" svg:x2="9cm" svg:y2="5.125cm"><text:p/></draw:line><draw:line draw:style-name="gr39" draw:text-style-name="P57" svg:x1="9cm" svg:y1="6.625cm" svg:x2="7.5cm" svg:y2="6.625cm"><text:p/></draw:line><draw:frame draw:style-name="gr36" draw:text-style-name="P59" svg:width="3.982cm" svg:height="1.001cm" svg:x="0.019cm" svg:y="2.392cm"><draw:text-box><text:p text:style-name="P58"><text:span text:style-name="T17">bus_read <text:s text:c="4"/></text:span></text:p></draw:text-box></draw:frame><draw:frame draw:style-name="gr36" draw:text-style-name="P59" svg:width="4.001cm" svg:height="1.001cm" svg:x="0cm" svg:y="4.374cm"><draw:text-box><text:p text:style-name="P58"><text:span text:style-name="T17">bus_readdata </text:span></text:p></draw:text-box></draw:frame><draw:frame draw:style-name="gr42" draw:text-style-name="P59" svg:width="1.5cm" svg:height="1.206cm" svg:x="7.5cm" svg:y="5.42cm"><draw:text-box><text:p text:style-name="P58"><text:span text:style-name="T17">srx</text:span></text:p><text:p text:style-name="P58"><text:span text:style-name="T17">stx</text:span></text:p></draw:text-box></draw:frame><draw:frame draw:style-name="gr42" draw:text-style-name="P59" svg:width="1.5cm" svg:height="0.75cm" svg:x="7.5cm" svg:y="3.5cm"><draw:text-box><text:p text:style-name="P58"><text:span text:style-name="T17">rst</text:span></text:p></draw:text-box></draw:frame><draw:frame draw:style-name="gr42" draw:text-style-name="P59" svg:width="1.5cm" svg:height="0.75cm" svg:x="7.5cm" svg:y="4.376cm"><draw:text-box><text:p text:style-name="P58"><text:span text:style-name="T17">dat</text:span></text:p></draw:text-box></draw:frame><draw:line draw:style-name="gr39" draw:text-style-name="P57" svg:x1="9cm" svg:y1="5.375cm" svg:x2="7.5cm" svg:y2="5.375cm"><text:p/></draw:line><draw:line draw:style-name="gr39" draw:text-style-name="P57" svg:x1="5cm" svg:y1="4.875cm" svg:x2="4cm" svg:y2="4.875cm"><text:p/></draw:line><draw:frame draw:style-name="gr36" draw:text-style-name="P59" svg:width="4.001cm" svg:height="1.001cm" svg:x="0cm" svg:y="3.374cm"><draw:text-box><text:p text:style-name="P58"><text:span text:style-name="T17">bus_writedata</text:span></text:p></draw:text-box></draw:frame><draw:frame draw:style-name="gr36" draw:text-style-name="P59" svg:width="4.001cm" svg:height="1.001cm" svg:x="0cm" svg:y="5.876cm"><draw:text-box><text:p text:style-name="P58"><text:span text:style-name="T17">bus_interrupt </text:span></text:p></draw:text-box></draw:frame><draw:line draw:style-name="gr39" draw:text-style-name="P57" svg:x1="5.5cm" svg:y1="6.375cm" svg:x2="4cm" svg:y2="6.375cm"><text:p/></draw:line><draw:line draw:style-name="gr39" draw:text-style-name="P57" svg:x1="4cm" svg:y1="3.875cm" svg:x2="5cm" svg:y2="3.875cm"><text:p/></draw:line><draw:line draw:style-name="gr39" draw:text-style-name="P57" svg:x1="4cm" svg:y1="2.875cm" svg:x2="5cm" svg:y2="2.875cm"><text:p/></draw:line><draw:line draw:style-name="gr39" draw:text-style-name="P57" svg:x1="4cm" svg:y1="1.875cm" svg:x2="5cm" svg:y2="1.875cm"><text:p/></draw:line></draw:g>Drawing <text:sequence text:ref-name="refDrawing2" text:name="Drawing" text:formula="ooow:Drawing+1" style:num-format="1">3</text:sequence>: RTL block diagram</text:p></draw:text-box></draw:frame></text:p>
      <text:h text:style-name="Heading_20_2" text:outline-level="2"><text:soft-page-break/>Transfer cycle timings</text:h>
      <text:p text:style-name="P17">The timing for 1-wire transfers is defined as a set of minimum and maximum values for certain transfer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1">Table <text:sequence text:ref-name="refTable7" text:name="Table" text:formula="ooow:Table+1" style:num-format="1">8</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
            <text:p text:style-name="Table_20_Contents">timing</text:p>
          </table:table-cell>
          <table:table-cell table:style-name="Table10.B1" table:number-columns-spanned="2" office:value-type="string">
            <text:p text:style-name="P23">normal</text:p>
          </table:table-cell>
          <table:covered-table-cell/>
          <table:table-cell table:style-name="Table10.B1" table:number-columns-spanned="2" office:value-type="string">
            <text:p text:style-name="P23">overdrive</text:p>
          </table:table-cell>
          <table:covered-table-cell/>
          <table:table-cell table:style-name="Table10.A1" table:number-rows-spanned="2" office:value-type="string">
            <text:p text:style-name="P24"/>
            <text:p text:style-name="P24">optimal</text:p>
          </table:table-cell>
          <table:table-cell table:style-name="Table10.G1" table:number-rows-spanned="2" office:value-type="string">
            <text:p text:style-name="P23"/>
            <text:p text:style-name="P25">description</text:p>
          </table:table-cell>
        </table:table-row>
        <table:table-row>
          <table:covered-table-cell/>
          <table:table-cell table:style-name="Table10.A2" office:value-type="string">
            <text:p text:style-name="P1">min</text:p>
          </table:table-cell>
          <table:table-cell table:style-name="Table10.A2" office:value-type="string">
            <text:p text:style-name="P1">max</text:p>
          </table:table-cell>
          <table:table-cell table:style-name="Table10.A2" office:value-type="string">
            <text:p text:style-name="P1">min</text:p>
          </table:table-cell>
          <table:table-cell table:style-name="Table10.A2" office:value-type="string">
            <text:p text:style-name="P1">max</text:p>
          </table:table-cell>
          <table:covered-table-cell/>
          <table:covered-table-cell/>
        </table:table-row>
        <table:table-row>
          <table:table-cell table:style-name="Table10.A3" office:value-type="string">
            <text:p text:style-name="Table_20_Contents">tRSTL</text:p>
          </table:table-cell>
          <table:table-cell table:style-name="Table10.B3" office:value-type="float" office:value="480">
            <text:p text:style-name="P8">480</text:p>
          </table:table-cell>
          <table:table-cell table:style-name="Table10.A3" office:value-type="string">
            <text:p text:style-name="P7">∞</text:p>
          </table:table-cell>
          <table:table-cell table:style-name="Table10.B3" office:value-type="float" office:value="48">
            <text:p text:style-name="P8">48</text:p>
          </table:table-cell>
          <table:table-cell table:style-name="Table10.E3" office:value-type="float" office:value="80">
            <text:p text:style-name="P8">80</text:p>
          </table:table-cell>
          <table:table-cell table:style-name="Table10.F3" office:value-type="string">
            <text:p text:style-name="P26">min</text:p>
          </table:table-cell>
          <table:table-cell table:style-name="Table10.G3" office:value-type="string">
            <text:p text:style-name="P27">reset low</text:p>
          </table:table-cell>
        </table:table-row>
        <table:table-row>
          <table:table-cell table:style-name="Table10.A3" office:value-type="string">
            <text:p text:style-name="Table_20_Contents">tRSTH</text:p>
          </table:table-cell>
          <table:table-cell table:style-name="Table10.B3" office:value-type="float" office:value="480">
            <text:p text:style-name="P8">480</text:p>
          </table:table-cell>
          <table:table-cell table:style-name="Table10.A3" office:value-type="string">
            <text:p text:style-name="P7">∞</text:p>
          </table:table-cell>
          <table:table-cell table:style-name="Table10.B3" office:value-type="float" office:value="48">
            <text:p text:style-name="P8">48</text:p>
          </table:table-cell>
          <table:table-cell table:style-name="Table10.A3" office:value-type="string">
            <text:p text:style-name="P7">∞</text:p>
          </table:table-cell>
          <table:table-cell table:style-name="Table10.F3" office:value-type="string">
            <text:p text:style-name="P26">min</text:p>
          </table:table-cell>
          <table:table-cell table:style-name="Table10.G3" office:value-type="string">
            <text:p text:style-name="P27">reset high</text:p>
          </table:table-cell>
        </table:table-row>
        <table:table-row>
          <table:table-cell table:style-name="Table10.A3" office:value-type="string">
            <text:p text:style-name="Table_20_Contents">tRST<text:span text:style-name="T9">P</text:span></text:p>
          </table:table-cell>
          <table:table-cell table:style-name="Table10.B5" office:value-type="float" office:value="60">
            <text:p text:style-name="P8">60</text:p>
          </table:table-cell>
          <table:table-cell table:style-name="Table10.C5" office:value-type="float" office:value="75">
            <text:p text:style-name="P8">75</text:p>
          </table:table-cell>
          <table:table-cell table:style-name="Table10.B5" office:value-type="float" office:value="6">
            <text:p text:style-name="P8">6</text:p>
          </table:table-cell>
          <table:table-cell table:style-name="Table10.C5" office:value-type="float" office:value="10">
            <text:p text:style-name="P8">10</text:p>
          </table:table-cell>
          <table:table-cell table:style-name="Table10.F3" office:value-type="string">
            <text:p text:style-name="P26">max</text:p>
          </table:table-cell>
          <table:table-cell table:style-name="Table10.G3" office:value-type="string">
            <text:p text:style-name="P2"><text:span text:style-name="T9">reset </text:span><text:span text:style-name="T8">presence detect</text:span></text:p>
          </table:table-cell>
        </table:table-row>
        <table:table-row>
          <table:table-cell table:style-name="Table10.A3" office:value-type="string">
            <text:p text:style-name="Table_20_Contents">t<text:span text:style-name="T8">DAT</text:span>0</text:p>
          </table:table-cell>
          <table:table-cell table:style-name="Table10.B3" office:value-type="float" office:value="60">
            <text:p text:style-name="P8">60</text:p>
          </table:table-cell>
          <table:table-cell table:style-name="Table10.E3" office:value-type="float" office:value="120">
            <text:p text:style-name="P8">120</text:p>
          </table:table-cell>
          <table:table-cell table:style-name="Table10.B3" office:value-type="float" office:value="6">
            <text:p text:style-name="P8">6</text:p>
          </table:table-cell>
          <table:table-cell table:style-name="Table10.E3" office:value-type="float" office:value="16">
            <text:p text:style-name="P8">16</text:p>
          </table:table-cell>
          <table:table-cell table:style-name="Table10.F3" office:value-type="string">
            <text:p text:style-name="P26">min</text:p>
          </table:table-cell>
          <table:table-cell table:style-name="Table10.G3" office:value-type="string">
            <text:p text:style-name="P25">data bit 0</text:p>
          </table:table-cell>
        </table:table-row>
        <table:table-row>
          <table:table-cell table:style-name="Table10.A3" office:value-type="string">
            <text:p text:style-name="Table_20_Contents">t<text:span text:style-name="T8">DAT</text:span>1</text:p>
          </table:table-cell>
          <table:table-cell table:style-name="Table10.B3" office:value-type="float" office:value="1">
            <text:p text:style-name="P8">1</text:p>
          </table:table-cell>
          <table:table-cell table:style-name="Table10.E3" office:value-type="float" office:value="15">
            <text:p text:style-name="P8">15</text:p>
          </table:table-cell>
          <table:table-cell table:style-name="Table10.B3" office:value-type="float" office:value="1">
            <text:p text:style-name="P8">1</text:p>
          </table:table-cell>
          <table:table-cell table:style-name="Table10.E3" office:value-type="float" office:value="2">
            <text:p text:style-name="P8">2</text:p>
          </table:table-cell>
          <table:table-cell table:style-name="Table10.F3" office:value-type="string">
            <text:p text:style-name="P26">min</text:p>
          </table:table-cell>
          <table:table-cell table:style-name="Table10.G3" office:value-type="string">
            <text:p text:style-name="P25">data bit 1</text:p>
          </table:table-cell>
        </table:table-row>
        <table:table-row>
          <table:table-cell table:style-name="Table10.A3" office:value-type="string">
            <text:p text:style-name="Table_20_Contents">tDATS</text:p>
          </table:table-cell>
          <table:table-cell table:style-name="Table10.B5">
            <text:p text:style-name="P8"/>
          </table:table-cell>
          <table:table-cell table:style-name="Table10.C5" office:value-type="float" office:value="15">
            <text:p text:style-name="P8">15</text:p>
          </table:table-cell>
          <table:table-cell table:style-name="Table10.B5">
            <text:p text:style-name="P8"/>
          </table:table-cell>
          <table:table-cell table:style-name="Table10.C5" office:value-type="float" office:value="2">
            <text:p text:style-name="P8">2</text:p>
          </table:table-cell>
          <table:table-cell table:style-name="Table10.F3" office:value-type="string">
            <text:p text:style-name="P26">max</text:p>
          </table:table-cell>
          <table:table-cell table:style-name="Table10.G3" office:value-type="string">
            <text:p text:style-name="P25">data sample</text:p>
          </table:table-cell>
        </table:table-row>
        <table:table-row>
          <table:table-cell table:style-name="Table10.A3" office:value-type="string">
            <text:p text:style-name="Table_20_Contents">tR<text:span text:style-name="T9">CVR</text:span></text:p>
          </table:table-cell>
          <table:table-cell table:style-name="Table10.B3" office:value-type="float" office:value="1">
            <text:p text:style-name="P8">1</text:p>
          </table:table-cell>
          <table:table-cell table:style-name="Table10.A3" office:value-type="string">
            <text:p text:style-name="P7">∞</text:p>
          </table:table-cell>
          <table:table-cell table:style-name="Table10.B3" office:value-type="float" office:value="1">
            <text:p text:style-name="P8">1</text:p>
          </table:table-cell>
          <table:table-cell table:style-name="Table10.A3" office:value-type="string">
            <text:p text:style-name="P7">∞</text:p>
          </table:table-cell>
          <table:table-cell table:style-name="Table10.F3" office:value-type="string">
            <text:p text:style-name="P26">min</text:p>
          </table:table-cell>
          <table:table-cell table:style-name="Table10.G3" office:value-type="string">
            <text:p text:style-name="P25">recovery</text:p>
          </table:table-cell>
        </table:table-row>
        <table:table-row>
          <table:table-cell table:style-name="Table10.A3" office:value-type="string">
            <text:p text:style-name="Table_20_Contents">t<text:span text:style-name="T10">DLY</text:span></text:p>
          </table:table-cell>
          <table:table-cell table:style-name="Table10.B10" office:value-type="string">
            <text:p text:style-name="P29"/>
          </table:table-cell>
          <table:table-cell table:style-name="Table10.A3" office:value-type="string">
            <text:p text:style-name="P7"/>
          </table:table-cell>
          <table:table-cell table:style-name="Table10.D10">
            <text:p text:style-name="P8"/>
          </table:table-cell>
          <table:table-cell table:style-name="Table10.E10" office:value-type="string">
            <text:p text:style-name="P7"/>
          </table:table-cell>
          <table:table-cell table:style-name="Table10.F3" office:value-type="string">
            <text:p text:style-name="P26">1ms</text:p>
          </table:table-cell>
          <table:table-cell table:style-name="Table10.G3" office:value-type="string">
            <text:p text:style-name="P3"><text:span text:style-name="T10">idle delay</text:span><text:span text:style-name="T11"> (not standard)</text:span></text:p>
          </table:table-cell>
        </table:table-row>
        <table:table-row>
          <table:table-cell table:style-name="Table10.A3" office:value-type="string">
            <text:p text:style-name="P48">t<text:span text:style-name="T6">RSTT</text:span></text:p>
          </table:table-cell>
          <table:table-cell table:style-name="Table10.B3" office:value-type="float" office:value="960">
            <text:p text:style-name="P47"><text:span text:style-name="T12">960</text:span></text:p>
          </table:table-cell>
          <table:table-cell table:style-name="Table10.A3" office:value-type="string">
            <text:p text:style-name="P44">∞</text:p>
          </table:table-cell>
          <table:table-cell table:style-name="Table10.D10" office:value-type="float" office:value="69">
            <text:p text:style-name="P47"><text:span text:style-name="T12">69</text:span></text:p>
          </table:table-cell>
          <table:table-cell table:style-name="Table10.E11" office:value-type="float" office:value="0">
            <text:p text:style-name="P44">0</text:p>
          </table:table-cell>
          <table:table-cell table:style-name="Table10.F3" office:value-type="string">
            <text:p text:style-name="P26"/>
          </table:table-cell>
          <table:table-cell table:style-name="Table10.G3" office:value-type="string">
            <text:p text:style-name="P28">reset transfer cycle</text:p>
          </table:table-cell>
        </table:table-row>
        <table:table-row>
          <table:table-cell table:style-name="Table10.A3" office:value-type="string">
            <text:p text:style-name="P48">t<text:span text:style-name="T6">DATT</text:span></text:p>
          </table:table-cell>
          <table:table-cell table:style-name="Table10.B3" office:value-type="float" office:value="60">
            <text:p text:style-name="P8">60</text:p>
          </table:table-cell>
          <table:table-cell table:style-name="Table10.E3" office:value-type="float" office:value="120">
            <text:p text:style-name="P8">120</text:p>
          </table:table-cell>
          <table:table-cell table:style-name="Table10.D10" office:value-type="float" office:value="6">
            <text:p text:style-name="P8">6</text:p>
          </table:table-cell>
          <table:table-cell table:style-name="Table10.E11" office:value-type="float" office:value="16">
            <text:p text:style-name="P8">16</text:p>
          </table:table-cell>
          <table:table-cell table:style-name="Table10.F3" office:value-type="string">
            <text:p text:style-name="P26"/>
          </table:table-cell>
          <table:table-cell table:style-name="Table10.G3" office:value-type="string">
            <text:p text:style-name="P28">data bit transfer cycle</text:p>
          </table:table-cell>
        </table:table-row>
      </table:table>
      <text:p text:style-name="Standard"/>
      <text:p text:style-name="P13">The exact timing of onewire transfers is provided <text:span text:style-name="T12">as a table with 3 options for normal mode and 2 options for overdrive mode.</text:span> </text:p>
      <text:p text:style-name="P11">Table <text:sequence text:ref-name="refTable8" text:name="Table" text:formula="ooow:Table+1" style:num-format="1">9</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31">normal<text:span text:style-name="T12"> mode times [</text:span><text:span text:style-name="T3">μ</text:span><text:span text:style-name="T5">s]</text:span></text:p>
          </table:table-cell>
          <table:covered-table-cell/>
          <table:covered-table-cell/>
          <table:covered-table-cell/>
          <table:covered-table-cell/>
          <table:covered-table-cell/>
          <table:covered-table-cell/>
          <table:table-cell table:style-name="Table9.I1" table:number-columns-spanned="5" office:value-type="string">
            <text:p text:style-name="P31">overdrive<text:span text:style-name="T12"> mode times [</text:span><text:span text:style-name="T3">μ</text:span><text:span text:style-name="T5">s]</text:span></text:p>
          </table:table-cell>
          <table:covered-table-cell/>
          <table:covered-table-cell/>
          <table:covered-table-cell/>
          <table:covered-table-cell/>
        </table:table-row>
        <table:table-row>
          <table:table-cell table:style-name="Table9.A2" office:value-type="string">
            <text:p text:style-name="P32">name</text:p>
          </table:table-cell>
          <table:table-cell table:style-name="Table9.B2" table:number-columns-spanned="2" office:value-type="string">
            <text:p text:style-name="P30">"7.5"</text:p>
          </table:table-cell>
          <table:covered-table-cell/>
          <table:table-cell table:style-name="Table9.B2" table:number-columns-spanned="2" office:value-type="string">
            <text:p text:style-name="P30">"5"</text:p>
          </table:table-cell>
          <table:covered-table-cell/>
          <table:table-cell table:style-name="Table9.A2" table:number-columns-spanned="3" office:value-type="string">
            <text:p text:style-name="P30">"6"</text:p>
          </table:table-cell>
          <table:covered-table-cell/>
          <table:covered-table-cell/>
          <table:table-cell table:style-name="Table9.B2" table:number-columns-spanned="2" office:value-type="string">
            <text:p text:style-name="P30">"1"</text:p>
          </table:table-cell>
          <table:covered-table-cell/>
          <table:table-cell table:style-name="Table9.K2" table:number-columns-spanned="3" office:value-type="string">
            <text:p text:style-name="P30">"0.5"</text:p>
          </table:table-cell>
          <table:covered-table-cell/>
          <table:covered-table-cell/>
        </table:table-row>
        <table:table-row>
          <table:table-cell table:style-name="Table9.A2" office:value-type="string">
            <text:p text:style-name="Table_20_Contents">timing</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33">N</text:p>
          </table:table-cell>
          <table:table-cell table:style-name="Table9.B2" office:value-type="string">
            <text:p text:style-name="P34">typ</text:p>
          </table:table-cell>
          <table:table-cell table:style-name="Table9.B2" office:value-type="string">
            <text:p text:style-name="P36">N</text:p>
          </table:table-cell>
          <table:table-cell table:style-name="Table9.B2" office:value-type="string">
            <text:p text:style-name="P1">min</text:p>
          </table:table-cell>
          <table:table-cell table:style-name="Table9.A2" office:value-type="string">
            <text:p text:style-name="P1">max</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37">N</text:p>
          </table:table-cell>
          <table:table-cell table:style-name="Table9.B2" office:value-type="string">
            <text:p text:style-name="P37">min</text:p>
          </table:table-cell>
          <table:table-cell table:style-name="Table9.K2" office:value-type="string">
            <text:p text:style-name="P37">max</text:p>
          </table:table-cell>
        </table:table-row>
        <table:table-row>
          <table:table-cell table:style-name="Table9.A4" office:value-type="string">
            <text:p text:style-name="Table_20_Contents">period</text:p>
          </table:table-cell>
          <table:table-cell table:style-name="Table9.B4" office:value-type="float" office:value="1">
            <text:p text:style-name="P38">1</text:p>
          </table:table-cell>
          <table:table-cell table:style-name="Table9.B4" office:value-type="float" office:value="7.5">
            <text:p text:style-name="P1">7.5</text:p>
          </table:table-cell>
          <table:table-cell table:style-name="Table9.B4" office:value-type="float" office:value="1">
            <text:p text:style-name="P38">1</text:p>
          </table:table-cell>
          <table:table-cell table:style-name="Table9.B4" office:value-type="float" office:value="5">
            <text:p text:style-name="P33">5</text:p>
          </table:table-cell>
          <table:table-cell table:style-name="Table9.B4" office:value-type="float" office:value="1">
            <text:p text:style-name="P38">1</text:p>
          </table:table-cell>
          <table:table-cell table:style-name="Table9.B4" office:value-type="float" office:value="6">
            <text:p text:style-name="P39">6</text:p>
          </table:table-cell>
          <table:table-cell table:style-name="Table9.H4" office:value-type="float" office:value="7.5">
            <text:p text:style-name="P36">7.5</text:p>
          </table:table-cell>
          <table:table-cell table:style-name="Table9.B4" office:value-type="float" office:value="1">
            <text:p text:style-name="P38">1</text:p>
          </table:table-cell>
          <table:table-cell table:style-name="Table9.B4" office:value-type="float" office:value="1">
            <text:p text:style-name="P40">1</text:p>
          </table:table-cell>
          <table:table-cell table:style-name="Table9.B4" office:value-type="float" office:value="1">
            <text:p text:style-name="P38">1</text:p>
          </table:table-cell>
          <table:table-cell table:style-name="Table9.B4" office:value-type="float" office:value="0.5">
            <text:p text:style-name="P37">0.5</text:p>
          </table:table-cell>
          <table:table-cell table:style-name="Table9.M4" office:value-type="float" office:value="0.66">
            <text:p text:style-name="P37">0.66</text:p>
          </table:table-cell>
        </table:table-row>
        <table:table-row>
          <table:table-cell table:style-name="Table9.A4" office:value-type="string">
            <text:p text:style-name="Table_20_Contents">tRSTL</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33">96</text:p>
          </table:table-cell>
          <table:table-cell table:style-name="Table9.B4" office:value-type="float" office:value="480">
            <text:p text:style-name="P1">480</text:p>
          </table:table-cell>
          <table:table-cell table:style-name="Table9.B4" office:value-type="float" office:value="80">
            <text:p text:style-name="P36">80</text:p>
          </table:table-cell>
          <table:table-cell table:style-name="Table9.B4" office:value-type="float" office:value="480">
            <text:p text:style-name="P1">480</text:p>
          </table:table-cell>
          <table:table-cell table:style-name="Table9.H4" office:value-type="float" office:value="600">
            <text:p text:style-name="P36">600</text:p>
          </table:table-cell>
          <table:table-cell table:style-name="Table9.B4" office:value-type="float" office:value="48">
            <text:p text:style-name="P40">48</text:p>
          </table:table-cell>
          <table:table-cell table:style-name="Table9.B4" office:value-type="float" office:value="48">
            <text:p text:style-name="P40">48</text:p>
          </table:table-cell>
          <table:table-cell table:style-name="Table9.B4" office:value-type="float" office:value="96">
            <text:p text:style-name="P34">96</text:p>
          </table:table-cell>
          <table:table-cell table:style-name="Table9.B4" office:value-type="float" office:value="48">
            <text:p text:style-name="P34">48</text:p>
          </table:table-cell>
          <table:table-cell table:style-name="Table9.M4" office:value-type="float" office:value="64">
            <text:p text:style-name="P34">64</text:p>
          </table:table-cell>
        </table:table-row>
        <table:table-row>
          <table:table-cell table:style-name="Table9.A4" office:value-type="string">
            <text:p text:style-name="Table_20_Contents">tRSTH</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33">96</text:p>
          </table:table-cell>
          <table:table-cell table:style-name="Table9.B4" office:value-type="float" office:value="480">
            <text:p text:style-name="P1">480</text:p>
          </table:table-cell>
          <table:table-cell table:style-name="Table9.B4" office:value-type="float" office:value="80">
            <text:p text:style-name="P36">80</text:p>
          </table:table-cell>
          <table:table-cell table:style-name="Table9.B4" office:value-type="float" office:value="480">
            <text:p text:style-name="P1">480</text:p>
          </table:table-cell>
          <table:table-cell table:style-name="Table9.H4" office:value-type="float" office:value="600">
            <text:p text:style-name="P36">600</text:p>
          </table:table-cell>
          <table:table-cell table:style-name="Table9.B4" office:value-type="float" office:value="48">
            <text:p text:style-name="P40">48</text:p>
          </table:table-cell>
          <table:table-cell table:style-name="Table9.B4" office:value-type="float" office:value="48">
            <text:p text:style-name="P40">48</text:p>
          </table:table-cell>
          <table:table-cell table:style-name="Table9.B4" office:value-type="float" office:value="96">
            <text:p text:style-name="P34">96</text:p>
          </table:table-cell>
          <table:table-cell table:style-name="Table9.B4" office:value-type="float" office:value="48">
            <text:p text:style-name="P34">48</text:p>
          </table:table-cell>
          <table:table-cell table:style-name="Table9.M4" office:value-type="float" office:value="64">
            <text:p text:style-name="P34">64</text:p>
          </table:table-cell>
        </table:table-row>
        <table:table-row>
          <table:table-cell table:style-name="Table9.A4" office:value-type="string">
            <text:p text:style-name="Table_20_Contents">tRSTS</text:p>
          </table:table-cell>
          <table:table-cell table:style-name="Table9.B4" office:value-type="float" office:value="10">
            <text:p text:style-name="P1">10</text:p>
          </table:table-cell>
          <table:table-cell table:style-name="Table9.B4" office:value-type="float" office:value="75">
            <text:p text:style-name="P6">75</text:p>
          </table:table-cell>
          <table:table-cell table:style-name="Table9.B4" office:value-type="float" office:value="15">
            <text:p text:style-name="P33">15</text:p>
          </table:table-cell>
          <table:table-cell table:style-name="Table9.B4" office:value-type="float" office:value="75">
            <text:p text:style-name="P6">75</text:p>
          </table:table-cell>
          <table:table-cell table:style-name="Table9.B4" office:value-type="float" office:value="10">
            <text:p text:style-name="P36">10</text:p>
          </table:table-cell>
          <table:table-cell table:style-name="Table9.B4" office:value-type="float" office:value="60">
            <text:p text:style-name="P41">60</text:p>
          </table:table-cell>
          <table:table-cell table:style-name="Table9.H4" office:value-type="float" office:value="75">
            <text:p text:style-name="P6">75</text:p>
          </table:table-cell>
          <table:table-cell table:style-name="Table9.B4" office:value-type="float" office:value="10">
            <text:p text:style-name="P40">10</text:p>
          </table:table-cell>
          <table:table-cell table:style-name="Table9.B4" office:value-type="float" office:value="10">
            <text:p text:style-name="P40">10</text:p>
          </table:table-cell>
          <table:table-cell table:style-name="Table9.B4" office:value-type="float" office:value="15">
            <text:p text:style-name="P34">15</text:p>
          </table:table-cell>
          <table:table-cell table:style-name="Table9.B4" office:value-type="float" office:value="7.5">
            <text:p text:style-name="P42">7.5</text:p>
          </table:table-cell>
          <table:table-cell table:style-name="Table9.M4" office:value-type="float" office:value="10">
            <text:p text:style-name="P42">10</text:p>
          </table:table-cell>
        </table:table-row>
        <table:table-row>
          <table:table-cell table:style-name="Table9.A4" office:value-type="string">
            <text:p text:style-name="Table_20_Contents">t<text:span text:style-name="T11">DAT</text:span>0</text:p>
          </table:table-cell>
          <table:table-cell table:style-name="Table9.B4" office:value-type="float" office:value="8">
            <text:p text:style-name="P1">8</text:p>
          </table:table-cell>
          <table:table-cell table:style-name="Table9.B4" office:value-type="float" office:value="60">
            <text:p text:style-name="P1">60</text:p>
          </table:table-cell>
          <table:table-cell table:style-name="Table9.B4" office:value-type="float" office:value="12">
            <text:p text:style-name="P33">12</text:p>
          </table:table-cell>
          <table:table-cell table:style-name="Table9.B4" office:value-type="float" office:value="60">
            <text:p text:style-name="P1">60</text:p>
          </table:table-cell>
          <table:table-cell table:style-name="Table9.B4" office:value-type="float" office:value="10">
            <text:p text:style-name="P36">10</text:p>
          </table:table-cell>
          <table:table-cell table:style-name="Table9.B4" office:value-type="float" office:value="60">
            <text:p text:style-name="P36">60</text:p>
          </table:table-cell>
          <table:table-cell table:style-name="Table9.H4" office:value-type="float" office:value="75">
            <text:p text:style-name="P36">75</text:p>
          </table:table-cell>
          <table:table-cell table:style-name="Table9.B4" office:value-type="float" office:value="6">
            <text:p text:style-name="P40">6</text:p>
          </table:table-cell>
          <table:table-cell table:style-name="Table9.B4" office:value-type="float" office:value="6">
            <text:p text:style-name="P40">6</text:p>
          </table:table-cell>
          <table:table-cell table:style-name="Table9.B4" office:value-type="float" office:value="12">
            <text:p text:style-name="P34">12</text:p>
          </table:table-cell>
          <table:table-cell table:style-name="Table9.B4" office:value-type="float" office:value="6">
            <text:p text:style-name="P34">6</text:p>
          </table:table-cell>
          <table:table-cell table:style-name="Table9.M4" office:value-type="float" office:value="8">
            <text:p text:style-name="P34">8</text:p>
          </table:table-cell>
        </table:table-row>
        <table:table-row>
          <table:table-cell table:style-name="Table9.A4" office:value-type="string">
            <text:p text:style-name="Table_20_Contents">t<text:span text:style-name="T11">DAT</text:span>1</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45">1</text:p>
          </table:table-cell>
          <table:table-cell table:style-name="Table9.B4" office:value-type="float" office:value="5">
            <text:p text:style-name="P1">5</text:p>
          </table:table-cell>
          <table:table-cell table:style-name="Table9.B4" office:value-type="float" office:value="1">
            <text:p text:style-name="P37">1</text:p>
          </table:table-cell>
          <table:table-cell table:style-name="Table9.B4" office:value-type="float" office:value="6">
            <text:p text:style-name="P37">6</text:p>
          </table:table-cell>
          <table:table-cell table:style-name="Table9.H4" office:value-type="float" office:value="7.5">
            <text:p text:style-name="P1">7.5</text:p>
          </table:table-cell>
          <table:table-cell table:style-name="Table9.B4" office:value-type="float" office:value="1">
            <text:p text:style-name="P40">1</text:p>
          </table:table-cell>
          <table:table-cell table:style-name="Table9.B4" office:value-type="float" office:value="1">
            <text:p text:style-name="P40">1</text:p>
          </table:table-cell>
          <table:table-cell table:style-name="Table9.B4" office:value-type="float" office:value="2">
            <text:p text:style-name="P37">2</text:p>
          </table:table-cell>
          <table:table-cell table:style-name="Table9.B4" office:value-type="float" office:value="1">
            <text:p text:style-name="P37">1</text:p>
          </table:table-cell>
          <table:table-cell table:style-name="Table9.M4" office:value-type="float" office:value="1.33">
            <text:p text:style-name="P37">1.33</text:p>
          </table:table-cell>
        </table:table-row>
        <table:table-row>
          <table:table-cell table:style-name="Table9.A4" office:value-type="string">
            <text:p text:style-name="Table_20_Contents">tDATS</text:p>
          </table:table-cell>
          <table:table-cell table:style-name="Table9.B4" office:value-type="float" office:value="2">
            <text:p text:style-name="P1">2</text:p>
          </table:table-cell>
          <table:table-cell table:style-name="Table9.B4" office:value-type="float" office:value="15">
            <text:p text:style-name="P1">15</text:p>
          </table:table-cell>
          <table:table-cell table:style-name="Table9.B4" office:value-type="float" office:value="3">
            <text:p text:style-name="P33">3</text:p>
          </table:table-cell>
          <table:table-cell table:style-name="Table9.B4" office:value-type="float" office:value="15">
            <text:p text:style-name="P33">15</text:p>
          </table:table-cell>
          <table:table-cell table:style-name="Table9.B4" office:value-type="float" office:value="2">
            <text:p text:style-name="P37">2</text:p>
          </table:table-cell>
          <table:table-cell table:style-name="Table9.B4" office:value-type="float" office:value="12">
            <text:p text:style-name="P37">12</text:p>
          </table:table-cell>
          <table:table-cell table:style-name="Table9.H4" office:value-type="float" office:value="15">
            <text:p text:style-name="P37">15</text:p>
          </table:table-cell>
          <table:table-cell table:style-name="Table9.B4" office:value-type="float" office:value="2">
            <text:p text:style-name="P40">2</text:p>
          </table:table-cell>
          <table:table-cell table:style-name="Table9.B4" office:value-type="float" office:value="2">
            <text:p text:style-name="P40">2</text:p>
          </table:table-cell>
          <table:table-cell table:style-name="Table9.B4" office:value-type="float" office:value="3">
            <text:p text:style-name="P37">3</text:p>
          </table:table-cell>
          <table:table-cell table:style-name="Table9.B4" office:value-type="float" office:value="1.5">
            <text:p text:style-name="P37">1.5</text:p>
          </table:table-cell>
          <table:table-cell table:style-name="Table9.M4" office:value-type="float" office:value="2">
            <text:p text:style-name="P37">2</text:p>
          </table:table-cell>
        </table:table-row>
        <table:table-row>
          <table:table-cell table:style-name="Table9.A4" office:value-type="string">
            <text:p text:style-name="Table_20_Contents">t<text:span text:style-name="T11">RCVR</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33">1</text:p>
          </table:table-cell>
          <table:table-cell table:style-name="Table9.B4" office:value-type="float" office:value="5">
            <text:p text:style-name="P33">5</text:p>
          </table:table-cell>
          <table:table-cell table:style-name="Table9.B4" office:value-type="float" office:value="1">
            <text:p text:style-name="P37">1</text:p>
          </table:table-cell>
          <table:table-cell table:style-name="Table9.B4" office:value-type="float" office:value="6">
            <text:p text:style-name="P37">6</text:p>
          </table:table-cell>
          <table:table-cell table:style-name="Table9.H4" office:value-type="float" office:value="7.5">
            <text:p text:style-name="P1">7.5</text:p>
          </table:table-cell>
          <table:table-cell table:style-name="Table9.B4" office:value-type="float" office:value="1">
            <text:p text:style-name="P40">1</text:p>
          </table:table-cell>
          <table:table-cell table:style-name="Table9.B4" office:value-type="float" office:value="1">
            <text:p text:style-name="P40">1</text:p>
          </table:table-cell>
          <table:table-cell table:style-name="Table9.B4" office:value-type="float" office:value="2">
            <text:p text:style-name="P37">2</text:p>
          </table:table-cell>
          <table:table-cell table:style-name="Table9.B4" office:value-type="float" office:value="1">
            <text:p text:style-name="P37">1</text:p>
          </table:table-cell>
          <table:table-cell table:style-name="Table9.M4" office:value-type="float" office:value="1.33">
            <text:p text:style-name="P37">1.33</text:p>
          </table:table-cell>
        </table:table-row>
        <table:table-row>
          <table:table-cell table:style-name="Table9.A4" office:value-type="string">
            <text:p text:style-name="P35">tIDLE</text:p>
          </table:table-cell>
          <table:table-cell table:style-name="Table9.B4" office:value-type="float" office:value="128">
            <text:p text:style-name="P34">128</text:p>
          </table:table-cell>
          <table:table-cell table:style-name="Table9.B4" office:value-type="float" office:value="960">
            <text:p text:style-name="P34">960</text:p>
          </table:table-cell>
          <table:table-cell table:style-name="Table9.B4" office:value-type="float" office:value="200">
            <text:p text:style-name="P34">200</text:p>
          </table:table-cell>
          <table:table-cell table:style-name="Table9.B4" office:value-type="float" office:value="1000">
            <text:p text:style-name="P34">1000</text:p>
          </table:table-cell>
          <table:table-cell table:style-name="Table9.B4" office:value-type="float" office:value="160">
            <text:p text:style-name="P38">160</text:p>
          </table:table-cell>
          <table:table-cell table:style-name="Table9.B4" office:value-type="float" office:value="960">
            <text:p text:style-name="P38">960</text:p>
          </table:table-cell>
          <table:table-cell table:style-name="Table9.H4" office:value-type="float" office:value="1200">
            <text:p text:style-name="P38">1200</text:p>
          </table:table-cell>
          <table:table-cell table:style-name="Table9.B4" office:value-type="float" office:value="96">
            <text:p text:style-name="P38">96</text:p>
          </table:table-cell>
          <table:table-cell table:style-name="Table9.B4" office:value-type="float" office:value="96">
            <text:p text:style-name="P38">96</text:p>
          </table:table-cell>
          <table:table-cell table:style-name="Table9.B4" office:value-type="float" office:value="192">
            <text:p text:style-name="P38">192</text:p>
          </table:table-cell>
          <table:table-cell table:style-name="Table9.B4" office:value-type="float" office:value="96">
            <text:p text:style-name="P38">96</text:p>
          </table:table-cell>
          <table:table-cell table:style-name="Table9.M4" office:value-type="float" office:value="128">
            <text:p text:style-name="P38">128</text:p>
          </table:table-cell>
        </table:table-row>
      </table:table>
      <text:p text:style-name="Standard"/>
      <text:p text:style-name="P18"><text:span text:style-name="T12">The 7.5ns cycle period option is also explained with</text:span> timing diagrams.<text:span text:style-name="T12"> In addition </text:span></text:p>
      <text:p text:style-name="Text_20_body">The reset transfer is 128<text:span text:style-name="T4"> periods long</text:span>. Reset low and high time each take 64 periods. After the rising <text:soft-page-break/>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10"><draw:text-box fo:min-height="5.459cm"><text:p text:style-name="Drawing"><draw:g text:anchor-type="paragraph" draw:z-index="11" draw:style-name="gr1"><draw:frame draw:style-name="gr43" draw:text-style-name="P62" svg:width="1.5cm" svg:height="0.802cm" svg:x="4.25cm" svg:y="2.401cm"><draw:text-box><text:p text:style-name="P58"><text:span text:style-name="T18">t</text:span><text:span text:style-name="T19">RSTT</text:span></text:p></draw:text-box></draw:frame><draw:line draw:style-name="gr44" draw:text-style-name="P57" svg:x1="0.749cm" svg:y1="1.2cm" svg:x2="0.749cm" svg:y2="2.2cm"><text:p/></draw:line><draw:line draw:style-name="gr44" draw:text-style-name="P57" svg:x1="0.749cm" svg:y1="2.2cm" svg:x2="8.75cm" svg:y2="2.176cm"><text:p/></draw:line><draw:line draw:style-name="gr27" draw:text-style-name="P57" svg:x1="0.249cm" svg:y1="1.2cm" svg:x2="0.749cm" svg:y2="1.2cm"><text:p/></draw:line><draw:line draw:style-name="gr27" draw:text-style-name="P57" svg:x1="8.747cm" svg:y1="1.2cm" svg:x2="8.997cm" svg:y2="1.2cm"><text:p/></draw:line><draw:frame draw:style-name="gr45" draw:text-style-name="P62" svg:width="2.502cm" svg:height="0.701cm" svg:x="0.748cm" svg:y="0.224cm"><draw:text-box><text:p text:style-name="P58"><text:span text:style-name="T18">127...</text:span></text:p></draw:text-box></draw:frame><draw:line draw:style-name="gr46" draw:text-style-name="P57" svg:x1="0.749cm" svg:y1="2.45cm" svg:x2="0.749cm" svg:y2="4.45cm"><text:p/></draw:line><draw:line draw:style-name="gr46" draw:text-style-name="P57" svg:x1="8.747cm" svg:y1="2.45cm" svg:x2="8.747cm" svg:y2="5.45cm"><text:p/></draw:line><draw:line draw:style-name="gr47" draw:text-style-name="P57" svg:x1="12.251cm" svg:y1="5.2cm" svg:x2="10.001cm" svg:y2="5.2cm"><text:p/></draw:line><draw:line draw:style-name="gr48" draw:text-style-name="P57" svg:x1="0.749cm" svg:y1="4.2cm" svg:x2="8.749cm" svg:y2="4.2cm"><text:p/></draw:line><draw:line draw:style-name="gr48" draw:text-style-name="P57" svg:x1="0.749cm" svg:y1="3.2cm" svg:x2="16.749cm" svg:y2="3.2cm"><text:p/></draw:line><draw:line draw:style-name="gr46" draw:text-style-name="P57" svg:x1="0.75cm" svg:y1="0.2cm" svg:x2="16.749cm" svg:y2="0.2cm"><text:p/></draw:line><draw:line draw:style-name="gr46" draw:text-style-name="P57" svg:x1="0.749cm" svg:y1="0cm" svg:x2="0.75cm" svg:y2="0.4cm"><text:p/></draw:line><draw:line draw:style-name="gr46" draw:text-style-name="P57" svg:x1="1.748cm" svg:y1="0cm" svg:x2="1.748cm" svg:y2="0.4cm"><text:p/></draw:line><draw:line draw:style-name="gr46" draw:text-style-name="P57" svg:x1="2.748cm" svg:y1="0cm" svg:x2="2.748cm" svg:y2="0.4cm"><text:p/></draw:line><draw:line draw:style-name="gr46" draw:text-style-name="P57" svg:x1="3.749cm" svg:y1="0cm" svg:x2="3.749cm" svg:y2="0.4cm"><text:p/></draw:line><draw:line draw:style-name="gr46" draw:text-style-name="P57" svg:x1="4.75cm" svg:y1="0cm" svg:x2="4.75cm" svg:y2="0.4cm"><text:p/></draw:line><draw:line draw:style-name="gr46" draw:text-style-name="P57" svg:x1="5.751cm" svg:y1="0cm" svg:x2="5.751cm" svg:y2="0.4cm"><text:p/></draw:line><draw:line draw:style-name="gr46" draw:text-style-name="P57" svg:x1="6.752cm" svg:y1="0cm" svg:x2="6.752cm" svg:y2="0.4cm"><text:p/></draw:line><draw:line draw:style-name="gr46" draw:text-style-name="P57" svg:x1="7.75cm" svg:y1="0cm" svg:x2="7.75cm" svg:y2="0.4cm"><text:p/></draw:line><draw:line draw:style-name="gr46" draw:text-style-name="P57" svg:x1="8.75cm" svg:y1="0cm" svg:x2="8.75cm" svg:y2="0.4cm"><text:p/></draw:line><draw:line draw:style-name="gr46" draw:text-style-name="P57" svg:x1="9.748cm" svg:y1="0cm" svg:x2="9.748cm" svg:y2="0.4cm"><text:p/></draw:line><draw:frame draw:style-name="gr43" draw:text-style-name="P62" svg:width="1.751cm" svg:height="0.802cm" svg:x="10.499cm" svg:y="4.399cm"><draw:text-box><text:p text:style-name="P58"><text:span text:style-name="T18">t</text:span><text:span text:style-name="T19">RSTS</text:span></text:p></draw:text-box></draw:frame><draw:line draw:style-name="gr49" draw:text-style-name="P57" svg:x1="8.747cm" svg:y1="2.2cm" svg:x2="8.747cm" svg:y2="1.2cm"><text:p/></draw:line><draw:line draw:style-name="gr46" draw:text-style-name="P57" svg:x1="10.749cm" svg:y1="0cm" svg:x2="10.749cm" svg:y2="0.4cm"><text:p/></draw:line><draw:line draw:style-name="gr46" draw:text-style-name="P57" svg:x1="11.75cm" svg:y1="0cm" svg:x2="11.75cm" svg:y2="0.4cm"><text:p/></draw:line><draw:line draw:style-name="gr46" draw:text-style-name="P57" svg:x1="12.751cm" svg:y1="0cm" svg:x2="12.751cm" svg:y2="0.4cm"><text:p/></draw:line><draw:line draw:style-name="gr46" draw:text-style-name="P57" svg:x1="13.749cm" svg:y1="0cm" svg:x2="13.749cm" svg:y2="0.4cm"><text:p/></draw:line><draw:line draw:style-name="gr46" draw:text-style-name="P57" svg:x1="14.749cm" svg:y1="0cm" svg:x2="14.749cm" svg:y2="0.4cm"><text:p/></draw:line><draw:line draw:style-name="gr46" draw:text-style-name="P57" svg:x1="15.747cm" svg:y1="0cm" svg:x2="15.747cm" svg:y2="0.4cm"><text:p/></draw:line><draw:line draw:style-name="gr46" draw:text-style-name="P57" svg:x1="16.748cm" svg:y1="0cm" svg:x2="16.748cm" svg:y2="0.4cm"><text:p/></draw:line><draw:line draw:style-name="gr46" draw:text-style-name="P57" svg:x1="7.873cm" svg:y1="0.075cm" svg:x2="7.873cm" svg:y2="0.325cm"><text:p/></draw:line><draw:line draw:style-name="gr46" draw:text-style-name="P57" svg:x1="8.249cm" svg:y1="0.075cm" svg:x2="8.249cm" svg:y2="0.325cm"><text:p/></draw:line><draw:line draw:style-name="gr46" draw:text-style-name="P57" svg:x1="8.373cm" svg:y1="0.075cm" svg:x2="8.373cm" svg:y2="0.325cm"><text:p/></draw:line><draw:line draw:style-name="gr46" draw:text-style-name="P57" svg:x1="8.624cm" svg:y1="0.075cm" svg:x2="8.624cm" svg:y2="0.325cm"><text:p/></draw:line><draw:line draw:style-name="gr46" draw:text-style-name="P57" svg:x1="8cm" svg:y1="0.075cm" svg:x2="8cm" svg:y2="0.325cm"><text:p/></draw:line><draw:line draw:style-name="gr46" draw:text-style-name="P57" svg:x1="8.126cm" svg:y1="0.075cm" svg:x2="8.126cm" svg:y2="0.325cm"><text:p/></draw:line><draw:line draw:style-name="gr46" draw:text-style-name="P57" svg:x1="8.5cm" svg:y1="0.075cm" svg:x2="8.5cm" svg:y2="0.325cm"><text:p/></draw:line><draw:frame draw:style-name="gr50" draw:text-style-name="P62" svg:width="2.5cm" svg:height="0.701cm" svg:x="6.25cm" svg:y="0.199cm"><draw:text-box><text:p text:style-name="P58"><text:span text:style-name="T18">...64</text:span></text:p></draw:text-box></draw:frame><draw:frame draw:style-name="gr50" draw:text-style-name="P62" svg:width="2.5cm" svg:height="0.701cm" svg:x="14.249cm" svg:y="0.199cm"><draw:text-box><text:p text:style-name="P58"><text:span text:style-name="T18">...0</text:span></text:p></draw:text-box></draw:frame><draw:frame draw:style-name="gr45" draw:text-style-name="P62" svg:width="2.5cm" svg:height="0.701cm" svg:x="8.749cm" svg:y="0.199cm"><draw:text-box><text:p text:style-name="P58"><text:span text:style-name="T18">63...</text:span></text:p></draw:text-box></draw:frame><draw:line draw:style-name="gr51" draw:text-style-name="P57" svg:x1="9.001cm" svg:y1="2.2cm" svg:x2="9.001cm" svg:y2="1.2cm"><text:p/></draw:line><draw:line draw:style-name="gr49" draw:text-style-name="P57" svg:x1="9.247cm" svg:y1="2.2cm" svg:x2="9.247cm" svg:y2="1.2cm"><text:p/></draw:line><draw:line draw:style-name="gr51" draw:text-style-name="P57" svg:x1="9.124cm" svg:y1="2.2cm" svg:x2="9.124cm" svg:y2="1.2cm"><text:p/></draw:line><draw:line draw:style-name="gr51" draw:text-style-name="P57" svg:x1="9.499cm" svg:y1="2.2cm" svg:x2="9.499cm" svg:y2="1.2cm"><text:p/></draw:line><draw:line draw:style-name="gr51" draw:text-style-name="P57" svg:x1="9.748cm" svg:y1="2.2cm" svg:x2="9.748cm" svg:y2="1.2cm"><text:p/></draw:line><draw:line draw:style-name="gr51" draw:text-style-name="P57" svg:x1="10.122cm" svg:y1="2.2cm" svg:x2="10.122cm" svg:y2="1.2cm"><text:p/></draw:line><draw:line draw:style-name="gr46" draw:text-style-name="P57" svg:x1="8.874cm" svg:y1="0.075cm" svg:x2="8.874cm" svg:y2="0.325cm"><text:p/></draw:line><draw:line draw:style-name="gr46" draw:text-style-name="P57" svg:x1="9.247cm" svg:y1="0.075cm" svg:x2="9.247cm" svg:y2="0.325cm"><text:p/></draw:line><draw:line draw:style-name="gr46" draw:text-style-name="P57" svg:x1="9.374cm" svg:y1="0.075cm" svg:x2="9.374cm" svg:y2="0.325cm"><text:p/></draw:line><draw:line draw:style-name="gr46" draw:text-style-name="P57" svg:x1="9.622cm" svg:y1="0.075cm" svg:x2="9.622cm" svg:y2="0.325cm"><text:p/></draw:line><draw:line draw:style-name="gr46" draw:text-style-name="P57" svg:x1="9.001cm" svg:y1="0.075cm" svg:x2="9.001cm" svg:y2="0.325cm"><text:p/></draw:line><draw:line draw:style-name="gr46" draw:text-style-name="P57" svg:x1="9.124cm" svg:y1="0.075cm" svg:x2="9.124cm" svg:y2="0.325cm"><text:p/></draw:line><draw:line draw:style-name="gr46" draw:text-style-name="P57" svg:x1="9.499cm" svg:y1="0.075cm" svg:x2="9.499cm" svg:y2="0.325cm"><text:p/></draw:line><draw:line draw:style-name="gr46" draw:text-style-name="P57" svg:x1="5.872cm" svg:y1="0.075cm" svg:x2="5.872cm" svg:y2="0.325cm"><text:p/></draw:line><draw:line draw:style-name="gr46" draw:text-style-name="P57" svg:x1="6.251cm" svg:y1="0.075cm" svg:x2="6.251cm" svg:y2="0.325cm"><text:p/></draw:line><draw:line draw:style-name="gr46" draw:text-style-name="P57" svg:x1="6.374cm" svg:y1="0.075cm" svg:x2="6.374cm" svg:y2="0.325cm"><text:p/></draw:line><draw:line draw:style-name="gr46" draw:text-style-name="P57" svg:x1="6.625cm" svg:y1="0.075cm" svg:x2="6.625cm" svg:y2="0.325cm"><text:p/></draw:line><draw:line draw:style-name="gr46" draw:text-style-name="P57" svg:x1="5.998cm" svg:y1="0.075cm" svg:x2="5.998cm" svg:y2="0.325cm"><text:p/></draw:line><draw:line draw:style-name="gr46" draw:text-style-name="P57" svg:x1="6.125cm" svg:y1="0.075cm" svg:x2="6.125cm" svg:y2="0.325cm"><text:p/></draw:line><draw:line draw:style-name="gr46" draw:text-style-name="P57" svg:x1="6.498cm" svg:y1="0.075cm" svg:x2="6.498cm" svg:y2="0.325cm"><text:p/></draw:line><draw:line draw:style-name="gr46" draw:text-style-name="P57" svg:x1="6.872cm" svg:y1="0.075cm" svg:x2="6.872cm" svg:y2="0.325cm"><text:p/></draw:line><draw:line draw:style-name="gr46" draw:text-style-name="P57" svg:x1="7.249cm" svg:y1="0.075cm" svg:x2="7.249cm" svg:y2="0.325cm"><text:p/></draw:line><draw:line draw:style-name="gr46" draw:text-style-name="P57" svg:x1="7.372cm" svg:y1="0.075cm" svg:x2="7.372cm" svg:y2="0.325cm"><text:p/></draw:line><draw:line draw:style-name="gr46" draw:text-style-name="P57" svg:x1="7.624cm" svg:y1="0.075cm" svg:x2="7.624cm" svg:y2="0.325cm"><text:p/></draw:line><draw:line draw:style-name="gr46" draw:text-style-name="P57" svg:x1="6.998cm" svg:y1="0.075cm" svg:x2="6.998cm" svg:y2="0.325cm"><text:p/></draw:line><draw:line draw:style-name="gr46" draw:text-style-name="P57" svg:x1="7.125cm" svg:y1="0.075cm" svg:x2="7.125cm" svg:y2="0.325cm"><text:p/></draw:line><draw:line draw:style-name="gr46" draw:text-style-name="P57" svg:x1="7.499cm" svg:y1="0.075cm" svg:x2="7.499cm" svg:y2="0.325cm"><text:p/></draw:line><draw:line draw:style-name="gr46" draw:text-style-name="P57" svg:x1="3.874cm" svg:y1="0.075cm" svg:x2="3.874cm" svg:y2="0.325cm"><text:p/></draw:line><draw:line draw:style-name="gr46" draw:text-style-name="P57" svg:x1="4.25cm" svg:y1="0.075cm" svg:x2="4.25cm" svg:y2="0.325cm"><text:p/></draw:line><draw:line draw:style-name="gr46" draw:text-style-name="P57" svg:x1="4.376cm" svg:y1="0.075cm" svg:x2="4.376cm" svg:y2="0.325cm"><text:p/></draw:line><draw:line draw:style-name="gr46" draw:text-style-name="P57" svg:x1="4.623cm" svg:y1="0.075cm" svg:x2="4.623cm" svg:y2="0.325cm"><text:p/></draw:line><draw:line draw:style-name="gr46" draw:text-style-name="P57" svg:x1="3.997cm" svg:y1="0.075cm" svg:x2="3.997cm" svg:y2="0.325cm"><text:p/></draw:line><draw:line draw:style-name="gr46" draw:text-style-name="P57" svg:x1="4.123cm" svg:y1="0.075cm" svg:x2="4.123cm" svg:y2="0.325cm"><text:p/></draw:line><draw:line draw:style-name="gr46" draw:text-style-name="P57" svg:x1="4.499cm" svg:y1="0.075cm" svg:x2="4.499cm" svg:y2="0.325cm"><text:p/></draw:line><draw:line draw:style-name="gr46" draw:text-style-name="P57" svg:x1="4.874cm" svg:y1="0.075cm" svg:x2="4.874cm" svg:y2="0.325cm"><text:p/></draw:line><draw:line draw:style-name="gr46" draw:text-style-name="P57" svg:x1="5.25cm" svg:y1="0.075cm" svg:x2="5.25cm" svg:y2="0.325cm"><text:p/></draw:line><draw:line draw:style-name="gr46" draw:text-style-name="P57" svg:x1="5.374cm" svg:y1="0.075cm" svg:x2="5.374cm" svg:y2="0.325cm"><text:p/></draw:line><draw:line draw:style-name="gr46" draw:text-style-name="P57" svg:x1="5.624cm" svg:y1="0.075cm" svg:x2="5.624cm" svg:y2="0.325cm"><text:p/></draw:line><draw:line draw:style-name="gr46" draw:text-style-name="P57" svg:x1="4.997cm" svg:y1="0.075cm" svg:x2="4.997cm" svg:y2="0.325cm"><text:p/></draw:line><draw:line draw:style-name="gr46" draw:text-style-name="P57" svg:x1="5.123cm" svg:y1="0.075cm" svg:x2="5.123cm" svg:y2="0.325cm"><text:p/></draw:line><draw:line draw:style-name="gr46" draw:text-style-name="P57" svg:x1="5.497cm" svg:y1="0.075cm" svg:x2="5.497cm" svg:y2="0.325cm"><text:p/></draw:line><draw:line draw:style-name="gr46" draw:text-style-name="P57" svg:x1="1.874cm" svg:y1="0.075cm" svg:x2="1.874cm" svg:y2="0.325cm"><text:p/></draw:line><draw:line draw:style-name="gr46" draw:text-style-name="P57" svg:x1="2.247cm" svg:y1="0.075cm" svg:x2="2.247cm" svg:y2="0.325cm"><text:p/></draw:line><draw:line draw:style-name="gr46" draw:text-style-name="P57" svg:x1="2.374cm" svg:y1="0.075cm" svg:x2="2.374cm" svg:y2="0.325cm"><text:p/></draw:line><draw:line draw:style-name="gr46" draw:text-style-name="P57" svg:x1="2.624cm" svg:y1="0.075cm" svg:x2="2.624cm" svg:y2="0.325cm"><text:p/></draw:line><draw:line draw:style-name="gr46" draw:text-style-name="P57" svg:x1="2.001cm" svg:y1="0.075cm" svg:x2="2.001cm" svg:y2="0.325cm"><text:p/></draw:line><draw:line draw:style-name="gr46" draw:text-style-name="P57" svg:x1="2.124cm" svg:y1="0.075cm" svg:x2="2.124cm" svg:y2="0.325cm"><text:p/></draw:line><draw:line draw:style-name="gr46" draw:text-style-name="P57" svg:x1="2.501cm" svg:y1="0.075cm" svg:x2="2.501cm" svg:y2="0.325cm"><text:p/></draw:line><draw:line draw:style-name="gr46" draw:text-style-name="P57" svg:x1="2.875cm" svg:y1="0.075cm" svg:x2="2.875cm" svg:y2="0.325cm"><text:p/></draw:line><draw:line draw:style-name="gr46" draw:text-style-name="P57" svg:x1="3.248cm" svg:y1="0.075cm" svg:x2="3.248cm" svg:y2="0.325cm"><text:p/></draw:line><draw:line draw:style-name="gr46" draw:text-style-name="P57" svg:x1="3.375cm" svg:y1="0.075cm" svg:x2="3.375cm" svg:y2="0.325cm"><text:p/></draw:line><draw:line draw:style-name="gr46" draw:text-style-name="P57" svg:x1="3.622cm" svg:y1="0.075cm" svg:x2="3.622cm" svg:y2="0.325cm"><text:p/></draw:line><draw:line draw:style-name="gr46" draw:text-style-name="P57" svg:x1="2.999cm" svg:y1="0.075cm" svg:x2="2.999cm" svg:y2="0.325cm"><text:p/></draw:line><draw:line draw:style-name="gr46" draw:text-style-name="P57" svg:x1="3.122cm" svg:y1="0.075cm" svg:x2="3.122cm" svg:y2="0.325cm"><text:p/></draw:line><draw:line draw:style-name="gr46" draw:text-style-name="P57" svg:x1="3.499cm" svg:y1="0.075cm" svg:x2="3.499cm" svg:y2="0.325cm"><text:p/></draw:line><draw:line draw:style-name="gr46" draw:text-style-name="P57" svg:x1="0.873cm" svg:y1="0.075cm" svg:x2="0.873cm" svg:y2="0.325cm"><text:p/></draw:line><draw:line draw:style-name="gr46" draw:text-style-name="P57" svg:x1="1.247cm" svg:y1="0.075cm" svg:x2="1.247cm" svg:y2="0.325cm"><text:p/></draw:line><draw:line draw:style-name="gr46" draw:text-style-name="P57" svg:x1="1.373cm" svg:y1="0.075cm" svg:x2="1.373cm" svg:y2="0.325cm"><text:p/></draw:line><draw:line draw:style-name="gr46" draw:text-style-name="P57" svg:x1="1.624cm" svg:y1="0.075cm" svg:x2="1.624cm" svg:y2="0.325cm"><text:p/></draw:line><draw:line draw:style-name="gr46" draw:text-style-name="P57" svg:x1="1cm" svg:y1="0.075cm" svg:x2="1cm" svg:y2="0.325cm"><text:p/></draw:line><draw:line draw:style-name="gr46" draw:text-style-name="P57" svg:x1="1.124cm" svg:y1="0.075cm" svg:x2="1.124cm" svg:y2="0.325cm"><text:p/></draw:line><draw:line draw:style-name="gr46" draw:text-style-name="P57" svg:x1="1.5cm" svg:y1="0.075cm" svg:x2="1.5cm" svg:y2="0.325cm"><text:p/></draw:line><draw:line draw:style-name="gr46" draw:text-style-name="P57" svg:x1="9.875cm" svg:y1="0.075cm" svg:x2="9.875cm" svg:y2="0.325cm"><text:p/></draw:line><draw:line draw:style-name="gr46" draw:text-style-name="P57" svg:x1="10.248cm" svg:y1="0.075cm" svg:x2="10.248cm" svg:y2="0.325cm"><text:p/></draw:line><draw:line draw:style-name="gr46" draw:text-style-name="P57" svg:x1="10.375cm" svg:y1="0.075cm" svg:x2="10.375cm" svg:y2="0.325cm"><text:p/></draw:line><draw:line draw:style-name="gr46" draw:text-style-name="P57" svg:x1="10.622cm" svg:y1="0.075cm" svg:x2="10.622cm" svg:y2="0.325cm"><text:p/></draw:line><draw:line draw:style-name="gr46" draw:text-style-name="P57" svg:x1="10.001cm" svg:y1="0.075cm" svg:x2="10.001cm" svg:y2="0.325cm"><text:p/></draw:line><draw:line draw:style-name="gr46" draw:text-style-name="P57" svg:x1="10.122cm" svg:y1="0.075cm" svg:x2="10.122cm" svg:y2="0.325cm"><text:p/></draw:line><draw:line draw:style-name="gr46" draw:text-style-name="P57" svg:x1="10.499cm" svg:y1="0.075cm" svg:x2="10.499cm" svg:y2="0.325cm"><text:p/></draw:line><draw:line draw:style-name="gr46" draw:text-style-name="P57" svg:x1="10.876cm" svg:y1="0.075cm" svg:x2="10.876cm" svg:y2="0.325cm"><text:p/></draw:line><draw:line draw:style-name="gr46" draw:text-style-name="P57" svg:x1="11.249cm" svg:y1="0.075cm" svg:x2="11.249cm" svg:y2="0.325cm"><text:p/></draw:line><draw:line draw:style-name="gr46" draw:text-style-name="P57" svg:x1="11.374cm" svg:y1="0.075cm" svg:x2="11.374cm" svg:y2="0.325cm"><text:p/></draw:line><draw:line draw:style-name="gr46" draw:text-style-name="P57" svg:x1="11.623cm" svg:y1="0.075cm" svg:x2="11.623cm" svg:y2="0.325cm"><text:p/></draw:line><draw:line draw:style-name="gr46" draw:text-style-name="P57" svg:x1="10.999cm" svg:y1="0.075cm" svg:x2="10.999cm" svg:y2="0.325cm"><text:p/></draw:line><draw:line draw:style-name="gr46" draw:text-style-name="P57" svg:x1="11.122cm" svg:y1="0.075cm" svg:x2="11.122cm" svg:y2="0.325cm"><text:p/></draw:line><draw:line draw:style-name="gr46" draw:text-style-name="P57" svg:x1="11.497cm" svg:y1="0.075cm" svg:x2="11.497cm" svg:y2="0.325cm"><text:p/></draw:line><draw:line draw:style-name="gr46" draw:text-style-name="P57" svg:x1="11.874cm" svg:y1="0.075cm" svg:x2="11.874cm" svg:y2="0.325cm"><text:p/></draw:line><draw:line draw:style-name="gr46" draw:text-style-name="P57" svg:x1="12.251cm" svg:y1="0.075cm" svg:x2="12.251cm" svg:y2="0.325cm"><text:p/></draw:line><draw:line draw:style-name="gr46" draw:text-style-name="P57" svg:x1="12.374cm" svg:y1="0.075cm" svg:x2="12.374cm" svg:y2="0.325cm"><text:p/></draw:line><draw:line draw:style-name="gr46" draw:text-style-name="P57" svg:x1="12.624cm" svg:y1="0.075cm" svg:x2="12.624cm" svg:y2="0.325cm"><text:p/></draw:line><draw:line draw:style-name="gr46" draw:text-style-name="P57" svg:x1="11.997cm" svg:y1="0.075cm" svg:x2="11.997cm" svg:y2="0.325cm"><text:p/></draw:line><draw:line draw:style-name="gr46" draw:text-style-name="P57" svg:x1="12.124cm" svg:y1="0.075cm" svg:x2="12.124cm" svg:y2="0.325cm"><text:p/></draw:line><draw:line draw:style-name="gr46" draw:text-style-name="P57" svg:x1="12.497cm" svg:y1="0.075cm" svg:x2="12.497cm" svg:y2="0.325cm"><text:p/></draw:line><draw:line draw:style-name="gr46" draw:text-style-name="P57" svg:x1="12.874cm" svg:y1="0.075cm" svg:x2="12.874cm" svg:y2="0.325cm"><text:p/></draw:line><draw:line draw:style-name="gr46" draw:text-style-name="P57" svg:x1="13.249cm" svg:y1="0.075cm" svg:x2="13.249cm" svg:y2="0.325cm"><text:p/></draw:line><draw:line draw:style-name="gr46" draw:text-style-name="P57" svg:x1="13.372cm" svg:y1="0.075cm" svg:x2="13.372cm" svg:y2="0.325cm"><text:p/></draw:line><draw:line draw:style-name="gr46" draw:text-style-name="P57" svg:x1="13.625cm" svg:y1="0.075cm" svg:x2="13.625cm" svg:y2="0.325cm"><text:p/></draw:line><draw:line draw:style-name="gr46" draw:text-style-name="P57" svg:x1="12.997cm" svg:y1="0.075cm" svg:x2="12.997cm" svg:y2="0.325cm"><text:p/></draw:line><draw:line draw:style-name="gr46" draw:text-style-name="P57" svg:x1="13.124cm" svg:y1="0.075cm" svg:x2="13.124cm" svg:y2="0.325cm"><text:p/></draw:line><draw:line draw:style-name="gr46" draw:text-style-name="P57" svg:x1="13.498cm" svg:y1="0.075cm" svg:x2="13.498cm" svg:y2="0.325cm"><text:p/></draw:line><draw:line draw:style-name="gr46" draw:text-style-name="P57" svg:x1="14.872cm" svg:y1="0.075cm" svg:x2="14.872cm" svg:y2="0.325cm"><text:p/></draw:line><draw:line draw:style-name="gr46" draw:text-style-name="P57" svg:x1="15.247cm" svg:y1="0.075cm" svg:x2="15.247cm" svg:y2="0.325cm"><text:p/></draw:line><draw:line draw:style-name="gr46" draw:text-style-name="P57" svg:x1="15.373cm" svg:y1="0.075cm" svg:x2="15.373cm" svg:y2="0.325cm"><text:p/></draw:line><draw:line draw:style-name="gr46" draw:text-style-name="P57" svg:x1="15.624cm" svg:y1="0.075cm" svg:x2="15.624cm" svg:y2="0.325cm"><text:p/></draw:line><draw:line draw:style-name="gr46" draw:text-style-name="P57" svg:x1="14.999cm" svg:y1="0.075cm" svg:x2="14.999cm" svg:y2="0.325cm"><text:p/></draw:line><draw:line draw:style-name="gr46" draw:text-style-name="P57" svg:x1="15.124cm" svg:y1="0.075cm" svg:x2="15.124cm" svg:y2="0.325cm"><text:p/></draw:line><draw:line draw:style-name="gr46" draw:text-style-name="P57" svg:x1="15.5cm" svg:y1="0.075cm" svg:x2="15.5cm" svg:y2="0.325cm"><text:p/></draw:line><draw:line draw:style-name="gr46" draw:text-style-name="P57" svg:x1="15.874cm" svg:y1="0.075cm" svg:x2="15.874cm" svg:y2="0.325cm"><text:p/></draw:line><draw:line draw:style-name="gr46" draw:text-style-name="P57" svg:x1="16.247cm" svg:y1="0.075cm" svg:x2="16.247cm" svg:y2="0.325cm"><text:p/></draw:line><draw:line draw:style-name="gr46" draw:text-style-name="P57" svg:x1="16.374cm" svg:y1="0.075cm" svg:x2="16.374cm" svg:y2="0.325cm"><text:p/></draw:line><draw:line draw:style-name="gr46" draw:text-style-name="P57" svg:x1="16.624cm" svg:y1="0.075cm" svg:x2="16.624cm" svg:y2="0.325cm"><text:p/></draw:line><draw:line draw:style-name="gr46" draw:text-style-name="P57" svg:x1="16.001cm" svg:y1="0.075cm" svg:x2="16.001cm" svg:y2="0.325cm"><text:p/></draw:line><draw:line draw:style-name="gr46" draw:text-style-name="P57" svg:x1="16.124cm" svg:y1="0.075cm" svg:x2="16.124cm" svg:y2="0.325cm"><text:p/></draw:line><draw:line draw:style-name="gr46" draw:text-style-name="P57" svg:x1="16.501cm" svg:y1="0.075cm" svg:x2="16.501cm" svg:y2="0.325cm"><text:p/></draw:line><draw:line draw:style-name="gr46" draw:text-style-name="P57" svg:x1="13.872cm" svg:y1="0.075cm" svg:x2="13.872cm" svg:y2="0.325cm"><text:p/></draw:line><draw:line draw:style-name="gr46" draw:text-style-name="P57" svg:x1="14.249cm" svg:y1="0.075cm" svg:x2="14.249cm" svg:y2="0.325cm"><text:p/></draw:line><draw:line draw:style-name="gr46" draw:text-style-name="P57" svg:x1="14.372cm" svg:y1="0.075cm" svg:x2="14.372cm" svg:y2="0.325cm"><text:p/></draw:line><draw:line draw:style-name="gr46" draw:text-style-name="P57" svg:x1="14.626cm" svg:y1="0.075cm" svg:x2="14.626cm" svg:y2="0.325cm"><text:p/></draw:line><draw:line draw:style-name="gr46" draw:text-style-name="P57" svg:x1="13.999cm" svg:y1="0.075cm" svg:x2="13.999cm" svg:y2="0.325cm"><text:p/></draw:line><draw:line draw:style-name="gr46" draw:text-style-name="P57" svg:x1="14.126cm" svg:y1="0.075cm" svg:x2="14.126cm" svg:y2="0.325cm"><text:p/></draw:line><draw:line draw:style-name="gr46" draw:text-style-name="P57" svg:x1="14.499cm" svg:y1="0.075cm" svg:x2="14.499cm" svg:y2="0.325cm"><text:p/></draw:line><draw:line draw:style-name="gr51" draw:text-style-name="P57" svg:x1="13.751cm" svg:y1="1.2cm" svg:x2="10.001cm" svg:y2="1.2cm"><text:p/></draw:line><draw:line draw:style-name="gr51" draw:text-style-name="P57" svg:x1="13.751cm" svg:y1="2.2cm" svg:x2="10.001cm" svg:y2="2.2cm"><text:p/></draw:line><draw:line draw:style-name="gr51" draw:text-style-name="P57" svg:x1="10.375cm" svg:y1="2.2cm" svg:x2="10.375cm" svg:y2="1.2cm"><text:p/></draw:line><draw:line draw:style-name="gr49" draw:text-style-name="P57" svg:x1="11.249cm" svg:y1="2.2cm" svg:x2="11.249cm" svg:y2="1.2cm"><text:p/></draw:line><draw:line draw:style-name="gr51" draw:text-style-name="P57" svg:x1="10.499cm" svg:y1="2.2cm" svg:x2="10.499cm" svg:y2="1.2cm"><text:p/></draw:line><draw:line draw:style-name="gr51" draw:text-style-name="P57" svg:x1="10.622cm" svg:y1="2.2cm" svg:x2="10.622cm" svg:y2="1.2cm"><text:p/></draw:line><draw:line draw:style-name="gr51" draw:text-style-name="P57" svg:x1="10.749cm" svg:y1="2.2cm" svg:x2="10.749cm" svg:y2="1.2cm"><text:p/></draw:line><draw:line draw:style-name="gr51" draw:text-style-name="P57" svg:x1="10.876cm" svg:y1="2.2cm" svg:x2="10.876cm" svg:y2="1.2cm"><text:p/></draw:line><draw:line draw:style-name="gr51" draw:text-style-name="P57" svg:x1="10.999cm" svg:y1="2.2cm" svg:x2="10.999cm" svg:y2="1.2cm"><text:p/></draw:line><draw:line draw:style-name="gr51" draw:text-style-name="P57" svg:x1="11.122cm" svg:y1="2.2cm" svg:x2="11.122cm" svg:y2="1.2cm"><text:p/></draw:line><draw:line draw:style-name="gr51" draw:text-style-name="P57" svg:x1="11.497cm" svg:y1="2.2cm" svg:x2="11.497cm" svg:y2="1.2cm"><text:p/></draw:line><draw:line draw:style-name="gr51" draw:text-style-name="P57" svg:x1="11.75cm" svg:y1="2.2cm" svg:x2="11.75cm" svg:y2="1.2cm"><text:p/></draw:line><draw:line draw:style-name="gr51" draw:text-style-name="P57" svg:x1="11.997cm" svg:y1="2.2cm" svg:x2="11.997cm" svg:y2="1.2cm"><text:p/></draw:line><draw:line draw:style-name="gr51" draw:text-style-name="P57" svg:x1="12.251cm" svg:y1="2.2cm" svg:x2="12.251cm" svg:y2="1.2cm"><text:p/></draw:line><draw:line draw:style-name="gr51" draw:text-style-name="P57" svg:x1="12.497cm" svg:y1="2.2cm" svg:x2="12.497cm" svg:y2="1.2cm"><text:p/></draw:line><draw:line draw:style-name="gr51" draw:text-style-name="P57" svg:x1="12.751cm" svg:y1="2.2cm" svg:x2="12.751cm" svg:y2="1.2cm"><text:p/></draw:line><draw:line draw:style-name="gr51" draw:text-style-name="P57" svg:x1="12.997cm" svg:y1="2.2cm" svg:x2="12.997cm" svg:y2="1.2cm"><text:p/></draw:line><draw:line draw:style-name="gr51" draw:text-style-name="P57" svg:x1="13.249cm" svg:y1="2.2cm" svg:x2="13.249cm" svg:y2="1.2cm"><text:p/></draw:line><draw:line draw:style-name="gr27" draw:text-style-name="P57" svg:x1="13.749cm" svg:y1="1.2cm" svg:x2="16.749cm" svg:y2="1.2cm"><text:p/></draw:line><draw:line draw:style-name="gr46" draw:text-style-name="P57" svg:x1="10.001cm" svg:y1="2.45cm" svg:x2="10.001cm" svg:y2="5.45cm"><text:p/></draw:line><draw:line draw:style-name="gr46" draw:text-style-name="P57" svg:x1="16.748cm" svg:y1="2.45cm" svg:x2="16.748cm" svg:y2="4.45cm"><text:p/></draw:line><draw:line draw:style-name="gr48" draw:text-style-name="P57" svg:x1="8.747cm" svg:y1="4.2cm" svg:x2="16.747cm" svg:y2="4.2cm"><text:p/></draw:line><draw:frame draw:style-name="gr43" draw:text-style-name="P62" svg:width="1.5cm" svg:height="0.802cm" svg:x="4.25cm" svg:y="3.401cm"><draw:text-box><text:p text:style-name="P58"><text:span text:style-name="T18">t</text:span><text:span text:style-name="T19">RSTL</text:span></text:p></draw:text-box></draw:frame><draw:frame draw:style-name="gr43" draw:text-style-name="P62" svg:width="1.5cm" svg:height="0.802cm" svg:x="11.75cm" svg:y="3.401cm"><draw:text-box><text:p text:style-name="P58"><text:span text:style-name="T18">t</text:span><text:span text:style-name="T19">RSTH</text:span></text:p></draw:text-box></draw:frame><draw:line draw:style-name="gr47" draw:text-style-name="P57" svg:x1="7.747cm" svg:y1="5.2cm" svg:x2="8.747cm" svg:y2="5.2cm"><text:p/></draw:line><draw:line draw:style-name="gr46" draw:text-style-name="P57" svg:x1="8.747cm" svg:y1="5.2cm" svg:x2="9.997cm" svg:y2="5.2cm"><text:p/></draw:line><draw:line draw:style-name="gr51" draw:text-style-name="P57" svg:x1="10.248cm" svg:y1="2.2cm" svg:x2="10.248cm" svg:y2="1.2cm"><text:p/></draw:line><draw:line draw:style-name="gr51" draw:text-style-name="P57" svg:x1="10.001cm" svg:y1="2.2cm" svg:x2="10.001cm" svg:y2="1.2cm"><text:p/></draw:line><draw:line draw:style-name="gr51" draw:text-style-name="P57" svg:x1="13.498cm" svg:y1="2.2cm" svg:x2="13.498cm" svg:y2="1.2cm"><text:p/></draw:line><draw:line draw:style-name="gr51" draw:text-style-name="P57" svg:x1="13.749cm" svg:y1="2.2cm" svg:x2="13.749cm" svg:y2="1.2cm"><text:p/></draw:line><draw:line draw:style-name="gr51" draw:text-style-name="P57" svg:x1="9.751cm" svg:y1="2.2cm" svg:x2="9.001cm" svg:y2="2.2cm"><text:p/></draw:line><draw:line draw:style-name="gr44" draw:text-style-name="P57" svg:x1="9.748cm" svg:y1="2.2cm" svg:x2="9.998cm" svg:y2="2.2cm"><text:p/></draw:line><draw:line draw:style-name="gr51" draw:text-style-name="P57" svg:x1="9.751cm" svg:y1="1.2cm" svg:x2="9.001cm" svg:y2="1.2cm"><text:p/></draw:line></draw:g>Drawing <text:sequence text:ref-name="refDrawing3" text:name="Drawing" text:formula="ooow:Drawing+1" style:num-format="1">4</text:sequence>: Reset timing diagram</text:p></draw:text-box></draw:frame></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12"><draw:text-box fo:min-height="4.399cm"><text:p text:style-name="Drawing"><draw:g text:anchor-type="paragraph" draw:z-index="13" draw:style-name="gr1"><draw:line draw:style-name="gr44" draw:text-style-name="P57" svg:x1="3.399cm" svg:y1="1.224cm" svg:x2="3.599cm" svg:y2="2.224cm"><text:p/></draw:line><draw:line draw:style-name="gr44" draw:text-style-name="P57" svg:x1="3.599cm" svg:y1="2.224cm" svg:x2="11.4cm" svg:y2="2.2cm"><text:p/></draw:line><draw:line draw:style-name="gr27" draw:text-style-name="P57" svg:x1="2.399cm" svg:y1="1.224cm" svg:x2="3.399cm" svg:y2="1.224cm"><text:p/></draw:line><draw:line draw:style-name="gr27" draw:text-style-name="P57" svg:x1="11.599cm" svg:y1="1.224cm" svg:x2="12.399cm" svg:y2="1.224cm"><text:p/></draw:line><draw:frame draw:style-name="gr52" draw:text-style-name="P62" svg:width="0.999cm" svg:height="0.849cm" svg:x="3.399cm" svg:y="0.076cm"><draw:text-box><text:p text:style-name="P58"><text:span text:style-name="T18">8</text:span></text:p></draw:text-box></draw:frame><draw:frame draw:style-name="gr52" draw:text-style-name="P62" svg:width="1.001cm" svg:height="0.701cm" svg:x="4.397cm" svg:y="0.224cm"><draw:text-box><text:p text:style-name="P58"><text:span text:style-name="T18">7</text:span></text:p></draw:text-box></draw:frame><draw:frame draw:style-name="gr52" draw:text-style-name="P62" svg:width="1.001cm" svg:height="0.701cm" svg:x="5.398cm" svg:y="0.224cm"><draw:text-box><text:p text:style-name="P58"><text:span text:style-name="T18">6</text:span></text:p></draw:text-box></draw:frame><draw:frame draw:style-name="gr52" draw:text-style-name="P62" svg:width="1.001cm" svg:height="0.701cm" svg:x="6.398cm" svg:y="0.224cm"><draw:text-box><text:p text:style-name="P58"><text:span text:style-name="T18">5</text:span></text:p></draw:text-box></draw:frame><draw:frame draw:style-name="gr52" draw:text-style-name="P62" svg:width="1.001cm" svg:height="0.701cm" svg:x="7.398cm" svg:y="0.224cm"><draw:text-box><text:p text:style-name="P58"><text:span text:style-name="T18">4</text:span></text:p></draw:text-box></draw:frame><draw:frame draw:style-name="gr52" draw:text-style-name="P62" svg:width="1.001cm" svg:height="0.701cm" svg:x="8.398cm" svg:y="0.224cm"><draw:text-box><text:p text:style-name="P58"><text:span text:style-name="T18">3</text:span></text:p></draw:text-box></draw:frame><draw:frame draw:style-name="gr52" draw:text-style-name="P62" svg:width="1.001cm" svg:height="0.701cm" svg:x="9.398cm" svg:y="0.224cm"><draw:text-box><text:p text:style-name="P58"><text:span text:style-name="T18">2</text:span></text:p></draw:text-box></draw:frame><draw:frame draw:style-name="gr52" draw:text-style-name="P62" svg:width="1.001cm" svg:height="0.701cm" svg:x="10.398cm" svg:y="0.224cm"><draw:text-box><text:p text:style-name="P58"><text:span text:style-name="T18">1</text:span></text:p></draw:text-box></draw:frame><draw:frame draw:style-name="gr52" draw:text-style-name="P62" svg:width="1.001cm" svg:height="0.701cm" svg:x="11.398cm" svg:y="0.224cm"><draw:text-box><text:p text:style-name="P58"><text:span text:style-name="T18">0</text:span></text:p></draw:text-box></draw:frame><draw:line draw:style-name="gr46" draw:text-style-name="P57" svg:x1="3.399cm" svg:y1="2.4cm" svg:x2="3.399cm" svg:y2="4.4cm"><text:p/></draw:line><draw:line draw:style-name="gr46" draw:text-style-name="P57" svg:x1="11.399cm" svg:y1="2.4cm" svg:x2="11.399cm" svg:y2="4.4cm"><text:p/></draw:line><draw:line draw:style-name="gr47" draw:text-style-name="P57" svg:x1="14.599cm" svg:y1="4.2cm" svg:x2="12.399cm" svg:y2="4.2cm"><text:p/></draw:line><draw:line draw:style-name="gr46" draw:text-style-name="P57" svg:x1="12.399cm" svg:y1="2.4cm" svg:x2="12.399cm" svg:y2="4.4cm"><text:p/></draw:line><draw:line draw:style-name="gr46" draw:text-style-name="P57" svg:x1="11.399cm" svg:y1="4.2cm" svg:x2="12.399cm" svg:y2="4.2cm"><text:p/></draw:line><draw:line draw:style-name="gr48" draw:text-style-name="P57" svg:x1="3.399cm" svg:y1="4.2cm" svg:x2="11.399cm" svg:y2="4.2cm"><text:p/></draw:line><draw:line draw:style-name="gr48" draw:text-style-name="P57" svg:x1="3.399cm" svg:y1="3.2cm" svg:x2="12.399cm" svg:y2="3.2cm"><text:p/></draw:line><draw:line draw:style-name="gr46" draw:text-style-name="P57" svg:x1="3.399cm" svg:y1="0.2cm" svg:x2="12.399cm" svg:y2="0.2cm"><text:p/></draw:line><draw:line draw:style-name="gr46" draw:text-style-name="P57" svg:x1="3.399cm" svg:y1="0cm" svg:x2="3.399cm" svg:y2="0.4cm"><text:p/></draw:line><draw:line draw:style-name="gr46" draw:text-style-name="P57" svg:x1="4.399cm" svg:y1="0cm" svg:x2="4.399cm" svg:y2="0.4cm"><text:p/></draw:line><draw:line draw:style-name="gr46" draw:text-style-name="P57" svg:x1="5.399cm" svg:y1="0cm" svg:x2="5.399cm" svg:y2="0.4cm"><text:p/></draw:line><draw:line draw:style-name="gr46" draw:text-style-name="P57" svg:x1="6.401cm" svg:y1="0cm" svg:x2="6.401cm" svg:y2="0.4cm"><text:p/></draw:line><draw:line draw:style-name="gr46" draw:text-style-name="P57" svg:x1="7.399cm" svg:y1="0cm" svg:x2="7.399cm" svg:y2="0.4cm"><text:p/></draw:line><draw:line draw:style-name="gr46" draw:text-style-name="P57" svg:x1="8.399cm" svg:y1="0cm" svg:x2="8.399cm" svg:y2="0.4cm"><text:p/></draw:line><draw:line draw:style-name="gr46" draw:text-style-name="P57" svg:x1="9.399cm" svg:y1="0cm" svg:x2="9.399cm" svg:y2="0.4cm"><text:p/></draw:line><draw:line draw:style-name="gr46" draw:text-style-name="P57" svg:x1="10.399cm" svg:y1="0cm" svg:x2="10.399cm" svg:y2="0.4cm"><text:p/></draw:line><draw:line draw:style-name="gr46" draw:text-style-name="P57" svg:x1="11.399cm" svg:y1="0cm" svg:x2="11.399cm" svg:y2="0.4cm"><text:p/></draw:line><draw:line draw:style-name="gr46" draw:text-style-name="P57" svg:x1="12.399cm" svg:y1="0cm" svg:x2="12.399cm" svg:y2="0.4cm"><text:p/></draw:line><draw:frame draw:style-name="gr43" draw:text-style-name="P62" svg:width="1.5cm" svg:height="0.802cm" svg:x="12.899cm" svg:y="3.401cm"><draw:text-box><text:p text:style-name="P58"><text:span text:style-name="T18">t</text:span><text:span text:style-name="T19">REC</text:span></text:p></draw:text-box></draw:frame><draw:line draw:style-name="gr49" draw:text-style-name="P57" svg:x1="11.399cm" svg:y1="2.2cm" svg:x2="11.599cm" svg:y2="1.2cm"><text:p/></draw:line><draw:frame draw:style-name="gr43" draw:text-style-name="P62" svg:width="1.502cm" svg:height="0.802cm" svg:x="6.024cm" svg:y="2.401cm"><draw:text-box><text:p text:style-name="P58"><text:span text:style-name="T18">t</text:span><text:span text:style-name="T19">DATT</text:span></text:p></draw:text-box></draw:frame><draw:frame draw:style-name="gr53" draw:text-style-name="P62" svg:width="3.502cm" svg:height="0.793cm" svg:x="5.899cm" svg:y="3.401cm"><draw:text-box><text:p text:style-name="P58"><text:span text:style-name="T18">t</text:span><text:span text:style-name="T19">SLOT</text:span><text:span text:style-name="T20"> = t</text:span><text:span text:style-name="T19">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14"><draw:text-box fo:min-height="6.459cm"><text:p text:style-name="Drawing"><draw:g text:anchor-type="paragraph" draw:z-index="15" draw:style-name="gr1"><draw:line draw:style-name="gr44" draw:text-style-name="P57" svg:x1="3.399cm" svg:y1="1.2cm" svg:x2="3.599cm" svg:y2="2.2cm"><text:p/></draw:line><draw:line draw:style-name="gr44" draw:text-style-name="P57" svg:x1="3.599cm" svg:y1="2.2cm" svg:x2="4.399cm" svg:y2="2.2cm"><text:p/></draw:line><draw:line draw:style-name="gr27" draw:text-style-name="P57" svg:x1="2.399cm" svg:y1="1.2cm" svg:x2="3.399cm" svg:y2="1.2cm"><text:p/></draw:line><draw:line draw:style-name="gr51" draw:text-style-name="P57" svg:x1="4.399cm" svg:y1="2.2cm" svg:x2="11.399cm" svg:y2="2.2cm"><text:p/></draw:line><draw:line draw:style-name="gr27" draw:text-style-name="P57" svg:x1="11.599cm" svg:y1="1.2cm" svg:x2="12.399cm" svg:y2="1.2cm"><text:p/></draw:line><draw:line draw:style-name="gr51" draw:text-style-name="P57" svg:x1="4.6cm" svg:y1="1.2cm" svg:x2="11.6cm" svg:y2="1.2cm"><text:p/></draw:line><draw:line draw:style-name="gr51" draw:text-style-name="P57" svg:x1="5.999cm" svg:y1="2.2cm" svg:x2="6.199cm" svg:y2="1.2cm"><text:p/></draw:line><draw:line draw:style-name="gr51" draw:text-style-name="P57" svg:x1="5.399cm" svg:y1="2.2cm" svg:x2="5.599cm" svg:y2="1.2cm"><text:p/></draw:line><draw:line draw:style-name="gr51" draw:text-style-name="P57" svg:x1="6.199cm" svg:y1="2.2cm" svg:x2="6.399cm" svg:y2="1.2cm"><text:p/></draw:line><draw:line draw:style-name="gr51" draw:text-style-name="P57" svg:x1="5.599cm" svg:y1="2.2cm" svg:x2="5.799cm" svg:y2="1.2cm"><text:p/></draw:line><draw:line draw:style-name="gr51" draw:text-style-name="P57" svg:x1="5.799cm" svg:y1="2.2cm" svg:x2="5.999cm" svg:y2="1.2cm"><text:p/></draw:line><draw:line draw:style-name="gr51" draw:text-style-name="P57" svg:x1="6.999cm" svg:y1="2.2cm" svg:x2="7.199cm" svg:y2="1.2cm"><text:p/></draw:line><draw:line draw:style-name="gr51" draw:text-style-name="P57" svg:x1="6.401cm" svg:y1="2.2cm" svg:x2="6.601cm" svg:y2="1.2cm"><text:p/></draw:line><draw:line draw:style-name="gr51" draw:text-style-name="P57" svg:x1="7.2cm" svg:y1="2.2cm" svg:x2="7.4cm" svg:y2="1.2cm"><text:p/></draw:line><draw:line draw:style-name="gr51" draw:text-style-name="P57" svg:x1="6.599cm" svg:y1="2.2cm" svg:x2="6.799cm" svg:y2="1.2cm"><text:p/></draw:line><draw:line draw:style-name="gr51" draw:text-style-name="P57" svg:x1="6.799cm" svg:y1="2.2cm" svg:x2="6.999cm" svg:y2="1.2cm"><text:p/></draw:line><draw:line draw:style-name="gr49" draw:text-style-name="P57" svg:x1="7.4cm" svg:y1="2.2cm" svg:x2="7.6cm" svg:y2="1.2cm"><text:p/></draw:line><draw:line draw:style-name="gr51" draw:text-style-name="P57" svg:x1="8.2cm" svg:y1="2.2cm" svg:x2="8.4cm" svg:y2="1.2cm"><text:p/></draw:line><draw:line draw:style-name="gr51" draw:text-style-name="P57" svg:x1="7.799cm" svg:y1="2.2cm" svg:x2="7.999cm" svg:y2="1.2cm"><text:p/></draw:line><draw:line draw:style-name="gr51" draw:text-style-name="P57" svg:x1="8.999cm" svg:y1="2.2cm" svg:x2="9.199cm" svg:y2="1.2cm"><text:p/></draw:line><draw:line draw:style-name="gr51" draw:text-style-name="P57" svg:x1="8.599cm" svg:y1="2.2cm" svg:x2="8.799cm" svg:y2="1.2cm"><text:p/></draw:line><draw:frame draw:style-name="gr52" draw:text-style-name="P62" svg:width="1.001cm" svg:height="0.701cm" svg:x="3.399cm" svg:y="0.199cm"><draw:text-box><text:p text:style-name="P58"><text:span text:style-name="T18">8</text:span></text:p></draw:text-box></draw:frame><draw:frame draw:style-name="gr52" draw:text-style-name="P62" svg:width="1.001cm" svg:height="0.701cm" svg:x="4.399cm" svg:y="0.199cm"><draw:text-box><text:p text:style-name="P58"><text:span text:style-name="T18">7</text:span></text:p></draw:text-box></draw:frame><draw:frame draw:style-name="gr52" draw:text-style-name="P62" svg:width="1.001cm" svg:height="0.701cm" svg:x="5.399cm" svg:y="0.199cm"><draw:text-box><text:p text:style-name="P58"><text:span text:style-name="T18">6</text:span></text:p></draw:text-box></draw:frame><draw:frame draw:style-name="gr52" draw:text-style-name="P62" svg:width="1.001cm" svg:height="0.701cm" svg:x="6.4cm" svg:y="0.199cm"><draw:text-box><text:p text:style-name="P58"><text:span text:style-name="T18">5</text:span></text:p></draw:text-box></draw:frame><draw:frame draw:style-name="gr52" draw:text-style-name="P62" svg:width="1.001cm" svg:height="0.701cm" svg:x="7.4cm" svg:y="0.199cm"><draw:text-box><text:p text:style-name="P58"><text:span text:style-name="T18">4</text:span></text:p></draw:text-box></draw:frame><draw:frame draw:style-name="gr52" draw:text-style-name="P62" svg:width="1.001cm" svg:height="0.701cm" svg:x="8.4cm" svg:y="0.199cm"><draw:text-box><text:p text:style-name="P58"><text:span text:style-name="T18">3</text:span></text:p></draw:text-box></draw:frame><draw:frame draw:style-name="gr52" draw:text-style-name="P62" svg:width="0.999cm" svg:height="0.701cm" svg:x="9.4cm" svg:y="0.199cm"><draw:text-box><text:p text:style-name="P58"><text:span text:style-name="T18">2</text:span></text:p></draw:text-box></draw:frame><draw:frame draw:style-name="gr52" draw:text-style-name="P62" svg:width="1.001cm" svg:height="0.701cm" svg:x="10.398cm" svg:y="0.199cm"><draw:text-box><text:p text:style-name="P58"><text:span text:style-name="T18">1</text:span></text:p></draw:text-box></draw:frame><draw:line draw:style-name="gr51" draw:text-style-name="P57" svg:x1="9.399cm" svg:y1="2.2cm" svg:x2="9.599cm" svg:y2="1.2cm"><text:p/></draw:line><draw:line draw:style-name="gr51" draw:text-style-name="P57" svg:x1="10.199cm" svg:y1="2.2cm" svg:x2="10.399cm" svg:y2="1.2cm"><text:p/></draw:line><draw:line draw:style-name="gr51" draw:text-style-name="P57" svg:x1="9.8cm" svg:y1="2.2cm" svg:x2="10cm" svg:y2="1.2cm"><text:p/></draw:line><draw:line draw:style-name="gr51" draw:text-style-name="P57" svg:x1="10.999cm" svg:y1="2.2cm" svg:x2="11.199cm" svg:y2="1.2cm"><text:p/></draw:line><draw:line draw:style-name="gr51" draw:text-style-name="P57" svg:x1="10.599cm" svg:y1="2.2cm" svg:x2="10.799cm" svg:y2="1.2cm"><text:p/></draw:line><draw:frame draw:style-name="gr52" draw:text-style-name="P62" svg:width="1.001cm" svg:height="0.701cm" svg:x="11.398cm" svg:y="0.199cm"><draw:text-box><text:p text:style-name="P58"><text:span text:style-name="T18">0</text:span></text:p></draw:text-box></draw:frame><draw:line draw:style-name="gr46" draw:text-style-name="P57" svg:x1="3.399cm" svg:y1="2.4cm" svg:x2="3.399cm" svg:y2="6.45cm"><text:p/></draw:line><draw:line draw:style-name="gr46" draw:text-style-name="P57" svg:x1="5.399cm" svg:y1="2.4cm" svg:x2="5.399cm" svg:y2="6.45cm"><text:p/></draw:line><draw:line draw:style-name="gr46" draw:text-style-name="P57" svg:x1="11.399cm" svg:y1="2.4cm" svg:x2="11.399cm" svg:y2="4.4cm"><text:p/></draw:line><draw:line draw:style-name="gr46" draw:text-style-name="P57" svg:x1="4.399cm" svg:y1="2.4cm" svg:x2="4.399cm" svg:y2="5.45cm"><text:p/></draw:line><draw:line draw:style-name="gr47" draw:text-style-name="P57" svg:x1="7.599cm" svg:y1="5.2cm" svg:x2="4.399cm" svg:y2="5.2cm"><text:p/></draw:line><draw:line draw:style-name="gr47" draw:text-style-name="P57" svg:x1="7.599cm" svg:y1="6.2cm" svg:x2="5.399cm" svg:y2="6.2cm"><text:p/></draw:line><draw:line draw:style-name="gr47" draw:text-style-name="P57" svg:x1="2.399cm" svg:y1="5.2cm" svg:x2="3.399cm" svg:y2="5.2cm"><text:p/></draw:line><draw:line draw:style-name="gr47" draw:text-style-name="P57" svg:x1="14.599cm" svg:y1="4.2cm" svg:x2="12.399cm" svg:y2="4.2cm"><text:p/></draw:line><draw:line draw:style-name="gr46" draw:text-style-name="P57" svg:x1="12.399cm" svg:y1="2.4cm" svg:x2="12.399cm" svg:y2="4.4cm"><text:p/></draw:line><draw:line draw:style-name="gr46" draw:text-style-name="P57" svg:x1="3.399cm" svg:y1="5.2cm" svg:x2="4.399cm" svg:y2="5.2cm"><text:p/></draw:line><draw:line draw:style-name="gr46" draw:text-style-name="P57" svg:x1="11.399cm" svg:y1="4.2cm" svg:x2="12.399cm" svg:y2="4.2cm"><text:p/></draw:line><draw:line draw:style-name="gr48" draw:text-style-name="P57" svg:x1="3.399cm" svg:y1="4.2cm" svg:x2="11.399cm" svg:y2="4.2cm"><text:p/></draw:line><draw:line draw:style-name="gr48" draw:text-style-name="P57" svg:x1="3.399cm" svg:y1="3.2cm" svg:x2="12.399cm" svg:y2="3.2cm"><text:p/></draw:line><draw:frame draw:style-name="gr43" draw:text-style-name="P62" svg:width="1.502cm" svg:height="0.802cm" svg:x="5.899cm" svg:y="5.399cm"><draw:text-box><text:p text:style-name="P58"><text:span text:style-name="T18">t</text:span><text:span text:style-name="T19">DATS</text:span></text:p></draw:text-box></draw:frame><draw:frame draw:style-name="gr43" draw:text-style-name="P62" svg:width="1.701cm" svg:height="0.802cm" svg:x="5.899cm" svg:y="4.399cm"><draw:text-box><text:p text:style-name="P58"><text:span text:style-name="T18">t</text:span><text:span text:style-name="T19">LOW1</text:span></text:p></draw:text-box></draw:frame><draw:frame draw:style-name="gr43" draw:text-style-name="P62" svg:width="1.5cm" svg:height="0.802cm" svg:x="12.899cm" svg:y="3.401cm"><draw:text-box><text:p text:style-name="P58"><text:span text:style-name="T18">t</text:span><text:span text:style-name="T19">REC</text:span></text:p></draw:text-box></draw:frame><draw:line draw:style-name="gr46" draw:text-style-name="P57" svg:x1="3.399cm" svg:y1="0.2cm" svg:x2="12.399cm" svg:y2="0.2cm"><text:p/></draw:line><draw:line draw:style-name="gr46" draw:text-style-name="P57" svg:x1="3.399cm" svg:y1="0cm" svg:x2="3.399cm" svg:y2="0.4cm"><text:p/></draw:line><draw:line draw:style-name="gr46" draw:text-style-name="P57" svg:x1="4.399cm" svg:y1="0cm" svg:x2="4.399cm" svg:y2="0.4cm"><text:p/></draw:line><draw:line draw:style-name="gr46" draw:text-style-name="P57" svg:x1="5.399cm" svg:y1="0cm" svg:x2="5.399cm" svg:y2="0.4cm"><text:p/></draw:line><draw:line draw:style-name="gr46" draw:text-style-name="P57" svg:x1="6.401cm" svg:y1="0cm" svg:x2="6.401cm" svg:y2="0.4cm"><text:p/></draw:line><draw:line draw:style-name="gr46" draw:text-style-name="P57" svg:x1="7.4cm" svg:y1="0cm" svg:x2="7.4cm" svg:y2="0.4cm"><text:p/></draw:line><draw:line draw:style-name="gr46" draw:text-style-name="P57" svg:x1="8.399cm" svg:y1="0cm" svg:x2="8.399cm" svg:y2="0.4cm"><text:p/></draw:line><draw:line draw:style-name="gr46" draw:text-style-name="P57" svg:x1="9.399cm" svg:y1="0cm" svg:x2="9.399cm" svg:y2="0.4cm"><text:p/></draw:line><draw:line draw:style-name="gr46" draw:text-style-name="P57" svg:x1="10.399cm" svg:y1="0cm" svg:x2="10.399cm" svg:y2="0.4cm"><text:p/></draw:line><draw:line draw:style-name="gr46" draw:text-style-name="P57" svg:x1="11.399cm" svg:y1="0cm" svg:x2="11.399cm" svg:y2="0.4cm"><text:p/></draw:line><draw:line draw:style-name="gr46" draw:text-style-name="P57" svg:x1="12.399cm" svg:y1="0cm" svg:x2="12.399cm" svg:y2="0.4cm"><text:p/></draw:line><draw:frame draw:style-name="gr43" draw:text-style-name="P62" svg:width="1.502cm" svg:height="0.802cm" svg:x="5.899cm" svg:y="2.415cm"><draw:text-box><text:p text:style-name="P58"><text:span text:style-name="T18">t</text:span><text:span text:style-name="T19">DATT</text:span></text:p></draw:text-box></draw:frame><draw:frame draw:style-name="gr53" draw:text-style-name="P62" svg:width="1.502cm" svg:height="0.793cm" svg:x="5.899cm" svg:y="3.413cm"><draw:text-box><text:p text:style-name="P58"><text:span text:style-name="T18">t</text:span><text:span text:style-name="T19">SLOT</text:span></text:p></draw:text-box></draw:frame><draw:line draw:style-name="gr51" draw:text-style-name="P57" svg:x1="11.399cm" svg:y1="2.2cm" svg:x2="11.599cm" svg:y2="1.2cm"><text:p/></draw:line><draw:line draw:style-name="gr49" draw:text-style-name="P57" svg:x1="4.399cm" svg:y1="2.2cm" svg:x2="4.599cm" svg:y2="1.2cm"><text:p/></draw:line><draw:line draw:style-name="gr47" draw:text-style-name="P57" svg:x1="2.399cm" svg:y1="6.2cm" svg:x2="3.399cm" svg:y2="6.2cm"><text:p/></draw:line><draw:line draw:style-name="gr46" draw:text-style-name="P57" svg:x1="3.399cm" svg:y1="6.2cm" svg:x2="5.399cm" svg:y2="6.2cm"><text:p/></draw:line></draw:g>Drawing <text:sequence text:ref-name="refDrawing5" text:name="Drawing" text:formula="ooow:Drawing+1" style:num-format="1">6</text:sequence>: Write 1, read timing diagram</text:p></draw:text-box></draw:frame></text:p>
      <text:p text:style-name="Text_20_body"><text:soft-page-break/></text:p>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1-11T20:04:50</dc:date>
    <dc:creator>Iztok Jeras</dc:creator>
    <meta:editing-duration>PT34H04M50S</meta:editing-duration>
    <meta:editing-cycles>38</meta:editing-cycles>
    <meta:generator>OpenOffice.org/3.2$Linux OpenOffice.org_project/320m19$Build-9505</meta:generator>
    <meta:document-statistic meta:table-count="9" meta:image-count="0" meta:object-count="8" meta:page-count="11" meta:paragraph-count="573" meta:word-count="3065" meta:character-count="16512"/>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row>
              <mn>400</mn>
              <mi mathvariant="normal">∗</mi>
              <mn>8</mn>
            </mrow>
            <mn>3</mn>
          </mfrac>
        </mrow>
      </mrow>
      <mrow>
        <mtext>kHz</mtext>
        <mi mathvariant="normal">≈</mi>
        <mrow>
          <mi mathvariant="italic">SDR</mi>
          <mi mathvariant="normal">⋅</mi>
          <mn>1067kHz</mn>
        </mrow>
      </mrow>
    </mrow>
    <annotation encoding="StarMath 5.0">f_{clk} = CDR cdot {400*8 over 3} "kHz"  approx  SDR cdot 1067k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

<file path=Object 6/content.xml><?xml version="1.0" encoding="utf-8"?>
<math xmlns="http://www.w3.org/1998/Math/MathML">
  <semantics>
    <mrow>
      <mn>0.75</mn>
      <mo stretchy="false">μ</mo>
      <mi>s</mi>
    </mrow>
    <annotation encoding="StarMath 5.0">0.75{%mu}s</annotation>
  </semantics>
</math>
</file>

<file path=Object 7/content.xml><?xml version="1.0" encoding="utf-8"?>
<math xmlns="http://www.w3.org/1998/Math/MathML">
  <semantics>
    <mrow>
      <mn>6</mn>
      <mo stretchy="false">μ</mo>
      <mi>s</mi>
    </mrow>
    <annotation encoding="StarMath 5.0">6{%mu}s</annotation>
  </semantics>
</math>
</file>

<file path=Object 8/content.xml><?xml version="1.0" encoding="utf-8"?>
<math xmlns="http://www.w3.org/1998/Math/MathML">
  <semantics>
    <mrow>
      <mn>5</mn>
      <mo stretchy="false">μ</mo>
      <mi>s</mi>
    </mrow>
    <annotation encoding="StarMath 5.0">5{%mu}s</annotation>
  </semantics>
</math>
</file>